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05cm"/>
    </style:style>
    <style:style style:name="co3" style:family="table-column">
      <style:table-column-properties fo:break-before="auto" style:column-width="3.096cm"/>
    </style:style>
    <style:style style:name="co4" style:family="table-column">
      <style:table-column-properties fo:break-before="auto" style:column-width="2.66cm"/>
    </style:style>
    <style:style style:name="co5" style:family="table-column">
      <style:table-column-properties fo:break-before="auto" style:column-width="6.615cm"/>
    </style:style>
    <style:style style:name="co6" style:family="table-column">
      <style:table-column-properties fo:break-before="auto" style:column-width="4.919cm"/>
    </style:style>
    <style:style style:name="co7" style:family="table-column">
      <style:table-column-properties fo:break-before="auto" style:column-width="2.358cm"/>
    </style:style>
    <style:style style:name="co8" style:family="table-column">
      <style:table-column-properties fo:break-before="auto" style:column-width="2.76cm"/>
    </style:style>
    <style:style style:name="co9" style:family="table-column">
      <style:table-column-properties fo:break-before="auto" style:column-width="12.637cm"/>
    </style:style>
    <style:style style:name="co10" style:family="table-column">
      <style:table-column-properties fo:break-before="auto" style:column-width="4.237cm"/>
    </style:style>
    <style:style style:name="co11" style:family="table-column">
      <style:table-column-properties fo:break-before="auto" style:column-width="3.279cm"/>
    </style:style>
    <style:style style:name="co12" style:family="table-column">
      <style:table-column-properties fo:break-before="auto" style:column-width="1.674cm"/>
    </style:style>
    <style:style style:name="co13" style:family="table-column">
      <style:table-column-properties fo:break-before="auto" style:column-width="2.459cm"/>
    </style:style>
    <style:style style:name="co14" style:family="table-column">
      <style:table-column-properties fo:break-before="auto" style:column-width="4.51cm"/>
    </style:style>
    <style:style style:name="co15" style:family="table-column">
      <style:table-column-properties fo:break-before="auto" style:column-width="4.263cm"/>
    </style:style>
    <style:style style:name="co16" style:family="table-column">
      <style:table-column-properties fo:break-before="auto" style:column-width="5.74cm"/>
    </style:style>
    <style:style style:name="co17" style:family="table-column">
      <style:table-column-properties fo:break-before="auto" style:column-width="13.64cm"/>
    </style:style>
    <style:style style:name="co18" style:family="table-column">
      <style:table-column-properties fo:break-before="auto" style:column-width="7.352cm"/>
    </style:style>
    <style:style style:name="co19" style:family="table-column">
      <style:table-column-properties fo:break-before="auto" style:column-width="8.802cm"/>
    </style:style>
    <style:style style:name="co20" style:family="table-column">
      <style:table-column-properties fo:break-before="auto" style:column-width="14.351cm"/>
    </style:style>
    <style:style style:name="co21" style:family="table-column">
      <style:table-column-properties fo:break-before="auto" style:column-width="6.833cm"/>
    </style:style>
    <style:style style:name="ro1" style:family="table-row">
      <style:table-row-properties style:row-height="0.947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/>
    </style:style>
    <style:style style:name="ce2" style:family="table-cell" style:parent-style-name="Default" style:data-style-name="N100"/>
    <style:style style:name="ce3" style:family="table-cell" style:parent-style-name="Default" style:data-style-name="N100">
      <style:table-cell-properties fo:wrap-option="wrap"/>
    </style:style>
    <style:style style:name="ce4" style:family="table-cell" style:parent-style-name="Default" style:data-style-name="N112">
      <style:table-cell-properties fo:wrap-option="wrap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style:font-name-asian="DejaVu Sans" style:font-name-complex="Lohit Hindi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 style:data-style-name="N113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 style:data-style-name="N111">
      <style:table-cell-properties style:text-align-source="fix" style:repeat-content="false"/>
      <style:paragraph-properties fo:text-align="center" fo:margin-left="0cm"/>
      <style:text-properties style:font-name="Arial" style:font-name-asian="DejaVu Sans" style:font-name-complex="Lohit Hindi"/>
    </style:style>
    <style:style style:name="ce9" style:family="table-cell" style:parent-style-name="Default" style:data-style-name="N111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 style:data-style-name="N111"/>
    <style:style style:name="ta_extref" style:family="table">
      <style:table-properties table:display="false"/>
    </style:style>
  </office:automatic-styles>
  <office:body>
    <office:spreadsheet>
      <table:table table:name="Badanie 4.1.1" table:style-name="ta1" table:print="false">
        <table:table-column table:style-name="co1" table:number-columns-repeated="2" table:default-cell-style-name="Default"/>
        <table:table-column table:style-name="co1" table:visibility="collapse" table:default-cell-style-name="ce1"/>
        <table:table-column table:style-name="co2" table:visibility="collapse" table:default-cell-style-name="ce1"/>
        <table:table-column table:style-name="co3" table:default-cell-style-name="ce6"/>
        <table:table-column table:style-name="co4" table:default-cell-style-name="ce6"/>
        <table:table-column table:style-name="co1" table:default-cell-style-name="ce6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>
            <text:p>Typ</text:p>
          </table:table-cell>
          <table:table-cell/>
          <table:table-cell office:value-type="string">
            <text:p>Czas wystąpienia</text:p>
          </table:table-cell>
          <table:table-cell office:value-type="string">
            <text:p>Czas MSMSMS</text:p>
          </table:table-cell>
          <table:table-cell table:style-name="ce5" office:value-type="string">
            <text:p>Czas wystąpienia</text:p>
          </table:table-cell>
          <table:table-cell office:value-type="string">
            <text:p>Różnice</text:p>
          </table:table-cell>
          <table:table-cell/>
          <table:table-cell office:value-type="string">
            <text:p>Treść</text:p>
          </table:table-cell>
          <table:table-cell table:number-columns-repeated="2"/>
        </table:table-row>
        <table:table-row table:style-name="ro2">
          <table:table-cell table:number-columns-repeated="10"/>
        </table:table-row>
        <table:table-row table:style-name="ro2">
          <table:table-cell office:value-type="string">
            <text:p>Hint</text:p>
          </table:table-cell>
          <table:table-cell/>
          <table:table-cell table:style-name="ce2" office:value-type="string">
            <text:p>21:18:46</text:p>
          </table:table-cell>
          <table:table-cell table:style-name="Default" office:value-type="float" office:value="280">
            <text:p>280</text:p>
          </table:table-cell>
          <table:table-cell table:style-name="ce7" table:formula="of:=CONCATENATE([.C3:.C3];IF([.D3]&gt;99;&quot;,&quot;;&quot;,0&quot;);[.D3:.D3])" office:value-type="string" office:string-value="21:18:46,280">
            <text:p>21:18:46,280</text:p>
          </table:table-cell>
          <table:table-cell table:style-name="ce8" table:formula="of:=IF([.E3]-[.E4]&gt;0;[.E3]-[.E4];&quot;&quot;)" office:value-type="time" office:time-value="PT00H00M03.184S">
            <text:p>00:00:03,184</text:p>
          </table:table-cell>
          <table:table-cell/>
          <table:table-cell office:value-type="string">
            <text:p>Communication re-established</text:p>
          </table:table-cell>
          <table:table-cell table:number-columns-repeated="2"/>
        </table:table-row>
        <table:table-row table:style-name="ro2">
          <table:table-cell office:value-type="string">
            <text:p>Warning</text:p>
          </table:table-cell>
          <table:table-cell/>
          <table:table-cell table:style-name="ce2" office:value-type="string">
            <text:p>21:18:43</text:p>
          </table:table-cell>
          <table:table-cell table:style-name="Default" office:value-type="float" office:value="96">
            <text:p>96</text:p>
          </table:table-cell>
          <table:table-cell table:style-name="ce7" table:formula="of:=CONCATENATE([.C4:.C4];IF([.D4]&gt;99;&quot;,&quot;;&quot;,0&quot;);[.D4:.D4])" office:value-type="string" office:string-value="21:18:43,096">
            <text:p>21:18:43,096</text:p>
          </table:table-cell>
          <table:table-cell table:style-name="ce8"/>
          <table:table-cell/>
          <table:table-cell office:value-type="string">
            <text:p>Communication interrupted</text:p>
          </table:table-cell>
          <table:table-cell table:number-columns-repeated="2"/>
        </table:table-row>
        <table:table-row table:style-name="ro2">
          <table:table-cell office:value-type="string">
            <text:p>Hint</text:p>
          </table:table-cell>
          <table:table-cell/>
          <table:table-cell table:style-name="ce2" office:value-type="string">
            <text:p>21:18:33</text:p>
          </table:table-cell>
          <table:table-cell table:style-name="Default" office:value-type="float" office:value="860">
            <text:p>860</text:p>
          </table:table-cell>
          <table:table-cell table:style-name="ce7" table:formula="of:=CONCATENATE([.C5:.C5];IF([.D5]&gt;99;&quot;,&quot;;&quot;,0&quot;);[.D5:.D5])" office:value-type="string" office:string-value="21:18:33,860">
            <text:p>21:18:33,860</text:p>
          </table:table-cell>
          <table:table-cell table:style-name="ce8" table:formula="of:=IF([.E5]-[.E6]&gt;0;[.E5]-[.E6];&quot;&quot;)" office:value-type="time" office:time-value="PT00H00M02.764S">
            <text:p>00:00:02,764</text:p>
          </table:table-cell>
          <table:table-cell/>
          <table:table-cell office:value-type="string">
            <text:p>Communication re-established</text:p>
          </table:table-cell>
          <table:table-cell table:number-columns-repeated="2"/>
        </table:table-row>
        <table:table-row table:style-name="ro2">
          <table:table-cell office:value-type="string">
            <text:p>Warning</text:p>
          </table:table-cell>
          <table:table-cell/>
          <table:table-cell table:style-name="ce2" office:value-type="string">
            <text:p>21:18:31</text:p>
          </table:table-cell>
          <table:table-cell table:style-name="Default" office:value-type="float" office:value="96">
            <text:p>96</text:p>
          </table:table-cell>
          <table:table-cell table:style-name="ce7" table:formula="of:=CONCATENATE([.C6:.C6];IF([.D6]&gt;99;&quot;,&quot;;&quot;,0&quot;);[.D6:.D6])" office:value-type="string" office:string-value="21:18:31,096">
            <text:p>21:18:31,096</text:p>
          </table:table-cell>
          <table:table-cell table:style-name="ce8"/>
          <table:table-cell/>
          <table:table-cell office:value-type="string">
            <text:p>Communication interrupted</text:p>
          </table:table-cell>
          <table:table-cell table:number-columns-repeated="2"/>
        </table:table-row>
        <table:table-row table:style-name="ro2">
          <table:table-cell office:value-type="string">
            <text:p>Hint</text:p>
          </table:table-cell>
          <table:table-cell/>
          <table:table-cell table:style-name="ce2" office:value-type="string">
            <text:p>21:18:27</text:p>
          </table:table-cell>
          <table:table-cell table:style-name="Default" office:value-type="float" office:value="310">
            <text:p>310</text:p>
          </table:table-cell>
          <table:table-cell table:style-name="ce7" table:formula="of:=CONCATENATE([.C7:.C7];IF([.D7]&gt;99;&quot;,&quot;;&quot;,0&quot;);[.D7:.D7])" office:value-type="string" office:string-value="21:18:27,310">
            <text:p>21:18:27,310</text:p>
          </table:table-cell>
          <table:table-cell table:style-name="ce8" table:formula="of:=IF([.E7]-[.E8]&gt;0;[.E7]-[.E8];&quot;&quot;)" office:value-type="time" office:time-value="PT00H00M02.934S">
            <text:p>00:00:02,934</text:p>
          </table:table-cell>
          <table:table-cell/>
          <table:table-cell office:value-type="string">
            <text:p>Communication re-established</text:p>
          </table:table-cell>
          <table:table-cell table:number-columns-repeated="2"/>
        </table:table-row>
        <table:table-row table:style-name="ro2">
          <table:table-cell office:value-type="string">
            <text:p>Warning</text:p>
          </table:table-cell>
          <table:table-cell/>
          <table:table-cell table:style-name="ce2" office:value-type="string">
            <text:p>21:18:24</text:p>
          </table:table-cell>
          <table:table-cell table:style-name="Default" office:value-type="float" office:value="376">
            <text:p>376</text:p>
          </table:table-cell>
          <table:table-cell table:style-name="ce7" table:formula="of:=CONCATENATE([.C8:.C8];IF([.D8]&gt;99;&quot;,&quot;;&quot;,0&quot;);[.D8:.D8])" office:value-type="string" office:string-value="21:18:24,376">
            <text:p>21:18:24,376</text:p>
          </table:table-cell>
          <table:table-cell table:style-name="ce8"/>
          <table:table-cell/>
          <table:table-cell office:value-type="string">
            <text:p>Communication interrupted</text:p>
          </table:table-cell>
          <table:table-cell table:number-columns-repeated="2"/>
        </table:table-row>
        <table:table-row table:style-name="ro2">
          <table:table-cell office:value-type="string">
            <text:p>Hint</text:p>
          </table:table-cell>
          <table:table-cell/>
          <table:table-cell table:style-name="ce2" office:value-type="string">
            <text:p>21:18:11</text:p>
          </table:table-cell>
          <table:table-cell table:style-name="Default" office:value-type="float" office:value="200">
            <text:p>200</text:p>
          </table:table-cell>
          <table:table-cell table:style-name="ce7" table:formula="of:=CONCATENATE([.C9:.C9];IF([.D9]&gt;99;&quot;,&quot;;&quot;,0&quot;);[.D9:.D9])" office:value-type="string" office:string-value="21:18:11,200">
            <text:p>21:18:11,200</text:p>
          </table:table-cell>
          <table:table-cell table:style-name="ce8" table:formula="of:=IF([.E9]-[.E10]&gt;0;[.E9]-[.E10];&quot;&quot;)" office:value-type="time" office:time-value="PT00H00M02.654S">
            <text:p>00:00:02,654</text:p>
          </table:table-cell>
          <table:table-cell/>
          <table:table-cell office:value-type="string">
            <text:p>Communication re-established</text:p>
          </table:table-cell>
          <table:table-cell table:number-columns-repeated="2"/>
        </table:table-row>
        <table:table-row table:style-name="ro2">
          <table:table-cell office:value-type="string">
            <text:p>Warning</text:p>
          </table:table-cell>
          <table:table-cell/>
          <table:table-cell table:style-name="ce2" office:value-type="string">
            <text:p>21:18:08</text:p>
          </table:table-cell>
          <table:table-cell table:style-name="Default" office:value-type="float" office:value="546">
            <text:p>546</text:p>
          </table:table-cell>
          <table:table-cell table:style-name="ce7" table:formula="of:=CONCATENATE([.C10:.C10];IF([.D10]&gt;99;&quot;,&quot;;&quot;,0&quot;);[.D10:.D10])" office:value-type="string" office:string-value="21:18:08,546">
            <text:p>21:18:08,546</text:p>
          </table:table-cell>
          <table:table-cell table:style-name="ce8"/>
          <table:table-cell/>
          <table:table-cell office:value-type="string">
            <text:p>Communication interrupted</text:p>
          </table:table-cell>
          <table:table-cell table:number-columns-repeated="2"/>
        </table:table-row>
        <table:table-row table:style-name="ro2">
          <table:table-cell office:value-type="string">
            <text:p>Hint</text:p>
          </table:table-cell>
          <table:table-cell/>
          <table:table-cell table:style-name="ce2" office:value-type="string">
            <text:p>13:21:39</text:p>
          </table:table-cell>
          <table:table-cell table:style-name="Default" office:value-type="float" office:value="228">
            <text:p>228</text:p>
          </table:table-cell>
          <table:table-cell table:style-name="ce7" table:formula="of:=CONCATENATE([.C11:.C11];IF([.D11]&gt;99;&quot;,&quot;;&quot;,0&quot;);[.D11:.D11])" office:value-type="string" office:string-value="13:21:39,228">
            <text:p>13:21:39,228</text:p>
          </table:table-cell>
          <table:table-cell table:style-name="ce8" table:formula="of:=IF([.E11]-[.E12]&gt;0;[.E11]-[.E12];&quot;&quot;)" office:value-type="time" office:time-value="PT00H00M02.664S">
            <text:p>00:00:02,664</text:p>
          </table:table-cell>
          <table:table-cell table:style-name="ce8"/>
          <table:table-cell office:value-type="string">
            <text:p>Communication re-established</text:p>
          </table:table-cell>
          <table:table-cell table:number-columns-repeated="2"/>
        </table:table-row>
        <table:table-row table:style-name="ro2">
          <table:table-cell office:value-type="string">
            <text:p>Warning</text:p>
          </table:table-cell>
          <table:table-cell/>
          <table:table-cell table:style-name="ce2" office:value-type="string">
            <text:p>13:21:36</text:p>
          </table:table-cell>
          <table:table-cell table:style-name="Default" office:value-type="float" office:value="564">
            <text:p>564</text:p>
          </table:table-cell>
          <table:table-cell table:style-name="ce7" table:formula="of:=CONCATENATE([.C12:.C12];IF([.D12]&gt;99;&quot;,&quot;;&quot;,0&quot;);[.D12:.D12])" office:value-type="string" office:string-value="13:21:36,564">
            <text:p>13:21:36,564</text:p>
          </table:table-cell>
          <table:table-cell table:style-name="ce8" table:number-columns-repeated="2"/>
          <table:table-cell office:value-type="string">
            <text:p>Communication interrupted</text:p>
          </table:table-cell>
          <table:table-cell table:number-columns-repeated="2"/>
        </table:table-row>
        <table:table-row table:style-name="ro2">
          <table:table-cell office:value-type="string">
            <text:p>Hint</text:p>
          </table:table-cell>
          <table:table-cell/>
          <table:table-cell table:style-name="ce2" office:value-type="string">
            <text:p>13:21:33</text:p>
          </table:table-cell>
          <table:table-cell table:style-name="Default" office:value-type="float" office:value="48">
            <text:p>48</text:p>
          </table:table-cell>
          <table:table-cell table:style-name="ce7" table:formula="of:=CONCATENATE([.C13:.C13];IF([.D13]&gt;99;&quot;,&quot;;&quot;,0&quot;);[.D13:.D13])" office:value-type="string" office:string-value="13:21:33,048">
            <text:p>13:21:33,048</text:p>
          </table:table-cell>
          <table:table-cell table:style-name="ce8" table:formula="of:=IF([.E13]-[.E14]&gt;0;[.E13]-[.E14];&quot;&quot;)" office:value-type="time" office:time-value="PT00H00M02.664S">
            <text:p>00:00:02,664</text:p>
          </table:table-cell>
          <table:table-cell table:style-name="ce8"/>
          <table:table-cell office:value-type="string">
            <text:p>Communication re-established</text:p>
          </table:table-cell>
          <table:table-cell table:number-columns-repeated="2"/>
        </table:table-row>
        <table:table-row table:style-name="ro2">
          <table:table-cell office:value-type="string">
            <text:p>Warning</text:p>
          </table:table-cell>
          <table:table-cell/>
          <table:table-cell table:style-name="ce2" office:value-type="string">
            <text:p>13:21:30</text:p>
          </table:table-cell>
          <table:table-cell table:style-name="Default" office:value-type="float" office:value="384">
            <text:p>384</text:p>
          </table:table-cell>
          <table:table-cell table:style-name="ce7" table:formula="of:=CONCATENATE([.C14:.C14];IF([.D14]&gt;99;&quot;,&quot;;&quot;,0&quot;);[.D14:.D14])" office:value-type="string" office:string-value="13:21:30,384">
            <text:p>13:21:30,384</text:p>
          </table:table-cell>
          <table:table-cell table:style-name="ce8" table:number-columns-repeated="2"/>
          <table:table-cell office:value-type="string">
            <text:p>Communication interrupted</text:p>
          </table:table-cell>
          <table:table-cell office:value-type="string">
            <text:p>Minimum</text:p>
          </table:table-cell>
          <table:table-cell table:style-name="ce9" table:formula="of:=MIN([.F3:.F42])" office:value-type="time" office:time-value="PT00H00M02.644S">
            <text:p>00:00:02,644</text:p>
          </table:table-cell>
        </table:table-row>
        <table:table-row table:style-name="ro2">
          <table:table-cell office:value-type="string">
            <text:p>Hint</text:p>
          </table:table-cell>
          <table:table-cell/>
          <table:table-cell table:style-name="ce2" office:value-type="string">
            <text:p>13:21:19</text:p>
          </table:table-cell>
          <table:table-cell table:style-name="Default" office:value-type="float" office:value="788">
            <text:p>788</text:p>
          </table:table-cell>
          <table:table-cell table:style-name="ce7" table:formula="of:=CONCATENATE([.C15:.C15];IF([.D15]&gt;99;&quot;,&quot;;&quot;,0&quot;);[.D15:.D15])" office:value-type="string" office:string-value="13:21:19,788">
            <text:p>13:21:19,788</text:p>
          </table:table-cell>
          <table:table-cell table:style-name="ce8" table:formula="of:=IF([.E15]-[.E16]&gt;0;[.E15]-[.E16];&quot;&quot;)" office:value-type="time" office:time-value="PT00H00M02.644S">
            <text:p>00:00:02,644</text:p>
          </table:table-cell>
          <table:table-cell table:style-name="ce8"/>
          <table:table-cell office:value-type="string">
            <text:p>Communication re-established</text:p>
          </table:table-cell>
          <table:table-cell office:value-type="string">
            <text:p>Maksimum</text:p>
          </table:table-cell>
          <table:table-cell table:style-name="ce8" table:formula="of:=MAX([.F3:.F42])" office:value-type="time" office:time-value="PT00H00M03.184S">
            <text:p>00:00:03,184</text:p>
          </table:table-cell>
        </table:table-row>
        <table:table-row table:style-name="ro2">
          <table:table-cell office:value-type="string">
            <text:p>Warning</text:p>
          </table:table-cell>
          <table:table-cell/>
          <table:table-cell table:style-name="ce2" office:value-type="string">
            <text:p>13:21:17</text:p>
          </table:table-cell>
          <table:table-cell table:style-name="Default" office:value-type="float" office:value="144">
            <text:p>144</text:p>
          </table:table-cell>
          <table:table-cell table:style-name="ce7" table:formula="of:=CONCATENATE([.C16:.C16];IF([.D16]&gt;99;&quot;,&quot;;&quot;,0&quot;);[.D16:.D16])" office:value-type="string" office:string-value="13:21:17,144">
            <text:p>13:21:17,144</text:p>
          </table:table-cell>
          <table:table-cell table:style-name="ce8" table:number-columns-repeated="2"/>
          <table:table-cell office:value-type="string">
            <text:p>Communication interrupted</text:p>
          </table:table-cell>
          <table:table-cell office:value-type="string">
            <text:p>Wartość średnia</text:p>
          </table:table-cell>
          <table:table-cell table:style-name="ce8" table:formula="of:=AVERAGE([.F3:.F42])" office:value-type="time" office:time-value="PT00H00M02.715S">
            <text:p>00:00:02,715</text:p>
          </table:table-cell>
        </table:table-row>
        <table:table-row table:style-name="ro2">
          <table:table-cell office:value-type="string">
            <text:p>Hint</text:p>
          </table:table-cell>
          <table:table-cell/>
          <table:table-cell table:style-name="ce2" office:value-type="string">
            <text:p>13:21:08</text:p>
          </table:table-cell>
          <table:table-cell table:style-name="Default" office:value-type="float" office:value="468">
            <text:p>468</text:p>
          </table:table-cell>
          <table:table-cell table:style-name="ce7" table:formula="of:=CONCATENATE([.C17:.C17];IF([.D17]&gt;99;&quot;,&quot;;&quot;,0&quot;);[.D17:.D17])" office:value-type="string" office:string-value="13:21:08,468">
            <text:p>13:21:08,468</text:p>
          </table:table-cell>
          <table:table-cell table:style-name="ce8" table:formula="of:=IF([.E17]-[.E18]&gt;0;[.E17]-[.E18];&quot;&quot;)" office:value-type="time" office:time-value="PT00H00M02.654S">
            <text:p>00:00:02,654</text:p>
          </table:table-cell>
          <table:table-cell table:style-name="ce8"/>
          <table:table-cell office:value-type="string">
            <text:p>Communication re-established</text:p>
          </table:table-cell>
          <table:table-cell table:style-name="ce1" office:value-type="string">
            <text:p>Odchylenie standardowe</text:p>
          </table:table-cell>
          <table:table-cell table:style-name="ce9" table:formula="of:=STDEV([.F3:.F42])" office:value-type="time" office:time-value="PT00H00M00.130662S">
            <text:p>00:00:00,131</text:p>
          </table:table-cell>
        </table:table-row>
        <table:table-row table:style-name="ro2">
          <table:table-cell office:value-type="string">
            <text:p>Warning</text:p>
          </table:table-cell>
          <table:table-cell/>
          <table:table-cell table:style-name="ce2" office:value-type="string">
            <text:p>13:21:05</text:p>
          </table:table-cell>
          <table:table-cell table:style-name="Default" office:value-type="float" office:value="814">
            <text:p>814</text:p>
          </table:table-cell>
          <table:table-cell table:style-name="ce7" table:formula="of:=CONCATENATE([.C18:.C18];IF([.D18]&gt;99;&quot;,&quot;;&quot;,0&quot;);[.D18:.D18])" office:value-type="string" office:string-value="13:21:05,814">
            <text:p>13:21:05,814</text:p>
          </table:table-cell>
          <table:table-cell table:style-name="ce8" table:number-columns-repeated="2"/>
          <table:table-cell office:value-type="string">
            <text:p>Communication interrupted</text:p>
          </table:table-cell>
          <table:table-cell table:style-name="ce1" office:value-type="string">
            <text:p>Ilość próbek</text:p>
          </table:table-cell>
          <table:table-cell table:style-name="ce6" table:formula="of:=COUNTA([.F3:.F42])" office:value-type="float" office:value="20">
            <text:p>20</text:p>
          </table:table-cell>
        </table:table-row>
        <table:table-row table:style-name="ro2">
          <table:table-cell office:value-type="string">
            <text:p>Hint</text:p>
          </table:table-cell>
          <table:table-cell/>
          <table:table-cell table:style-name="ce3" office:value-type="string">
            <text:p>02:02:49</text:p>
          </table:table-cell>
          <table:table-cell table:style-name="ce4" office:value-type="float" office:value="110">
            <text:p>110</text:p>
          </table:table-cell>
          <table:table-cell table:style-name="ce7" table:formula="of:=CONCATENATE([.C19:.C19];IF([.D19]&gt;99;&quot;,&quot;;&quot;,0&quot;);[.D19:.D19])" office:value-type="string" office:string-value="02:02:49,110">
            <text:p>02:02:49,110</text:p>
          </table:table-cell>
          <table:table-cell table:style-name="ce8" table:formula="of:=IF([.E19]-[.E20]&gt;0;[.E19]-[.E20];&quot;&quot;)" office:value-type="time" office:time-value="PT00H00M02.664S">
            <text:p>00:00:02,664</text:p>
          </table:table-cell>
          <table:table-cell table:style-name="ce8"/>
          <table:table-cell office:value-type="string">
            <text:p>Communication re-established</text:p>
          </table:table-cell>
          <table:table-cell table:number-columns-repeated="2"/>
        </table:table-row>
        <table:table-row table:style-name="ro2">
          <table:table-cell office:value-type="string">
            <text:p>Warning</text:p>
          </table:table-cell>
          <table:table-cell/>
          <table:table-cell table:style-name="ce3" office:value-type="string">
            <text:p>02:02:46</text:p>
          </table:table-cell>
          <table:table-cell table:style-name="ce4" office:value-type="float" office:value="446">
            <text:p>446</text:p>
          </table:table-cell>
          <table:table-cell table:style-name="ce7" table:formula="of:=CONCATENATE([.C20:.C20];IF([.D20]&gt;99;&quot;,&quot;;&quot;,0&quot;);[.D20:.D20])" office:value-type="string" office:string-value="02:02:46,446">
            <text:p>02:02:46,446</text:p>
          </table:table-cell>
          <table:table-cell table:style-name="ce8" table:number-columns-repeated="2"/>
          <table:table-cell office:value-type="string">
            <text:p>Communication interrupted</text:p>
          </table:table-cell>
          <table:table-cell table:number-columns-repeated="2"/>
        </table:table-row>
        <table:table-row table:style-name="ro2">
          <table:table-cell office:value-type="string">
            <text:p>Hint</text:p>
          </table:table-cell>
          <table:table-cell/>
          <table:table-cell table:style-name="ce3" office:value-type="string">
            <text:p>02:02:32</text:p>
          </table:table-cell>
          <table:table-cell table:style-name="ce4" office:value-type="float" office:value="420">
            <text:p>420</text:p>
          </table:table-cell>
          <table:table-cell table:style-name="ce7" table:formula="of:=CONCATENATE([.C21:.C21];IF([.D21]&gt;99;&quot;,&quot;;&quot;,0&quot;);[.D21:.D21])" office:value-type="string" office:string-value="02:02:32,420">
            <text:p>02:02:32,420</text:p>
          </table:table-cell>
          <table:table-cell table:style-name="ce8" table:formula="of:=IF([.E21]-[.E22]&gt;0;[.E21]-[.E22];&quot;&quot;)" office:value-type="time" office:time-value="PT00H00M02.654S">
            <text:p>00:00:02,654</text:p>
          </table:table-cell>
          <table:table-cell table:style-name="ce8"/>
          <table:table-cell office:value-type="string">
            <text:p>Communication re-established</text:p>
          </table:table-cell>
          <table:table-cell table:number-columns-repeated="2"/>
        </table:table-row>
        <table:table-row table:style-name="ro2">
          <table:table-cell office:value-type="string">
            <text:p>Warning</text:p>
          </table:table-cell>
          <table:table-cell/>
          <table:table-cell table:style-name="ce3" office:value-type="string">
            <text:p>02:02:29</text:p>
          </table:table-cell>
          <table:table-cell table:style-name="ce4" office:value-type="float" office:value="766">
            <text:p>766</text:p>
          </table:table-cell>
          <table:table-cell table:style-name="ce7" table:formula="of:=CONCATENATE([.C22:.C22];IF([.D22]&gt;99;&quot;,&quot;;&quot;,0&quot;);[.D22:.D22])" office:value-type="string" office:string-value="02:02:29,766">
            <text:p>02:02:29,766</text:p>
          </table:table-cell>
          <table:table-cell table:style-name="ce8" table:number-columns-repeated="2"/>
          <table:table-cell office:value-type="string">
            <text:p>Communication interrupted</text:p>
          </table:table-cell>
          <table:table-cell table:number-columns-repeated="2"/>
        </table:table-row>
        <table:table-row table:style-name="ro2">
          <table:table-cell office:value-type="string">
            <text:p>Hint</text:p>
          </table:table-cell>
          <table:table-cell/>
          <table:table-cell table:style-name="ce3" office:value-type="string">
            <text:p>02:02:25</text:p>
          </table:table-cell>
          <table:table-cell table:style-name="ce4" office:value-type="float" office:value="470">
            <text:p>470</text:p>
          </table:table-cell>
          <table:table-cell table:style-name="ce7" table:formula="of:=CONCATENATE([.C23:.C23];IF([.D23]&gt;99;&quot;,&quot;;&quot;,0&quot;);[.D23:.D23])" office:value-type="string" office:string-value="02:02:25,470">
            <text:p>02:02:25,470</text:p>
          </table:table-cell>
          <table:table-cell table:style-name="ce8" table:formula="of:=IF([.E23]-[.E24]&gt;0;[.E23]-[.E24];&quot;&quot;)" office:value-type="time" office:time-value="PT00H00M02.664S">
            <text:p>00:00:02,664</text:p>
          </table:table-cell>
          <table:table-cell table:style-name="ce8"/>
          <table:table-cell office:value-type="string">
            <text:p>Communication re-established</text:p>
          </table:table-cell>
          <table:table-cell table:number-columns-repeated="2"/>
        </table:table-row>
        <table:table-row table:style-name="ro2">
          <table:table-cell office:value-type="string">
            <text:p>Warning</text:p>
          </table:table-cell>
          <table:table-cell/>
          <table:table-cell table:style-name="ce3" office:value-type="string">
            <text:p>02:02:22</text:p>
          </table:table-cell>
          <table:table-cell table:style-name="ce4" office:value-type="float" office:value="806">
            <text:p>806</text:p>
          </table:table-cell>
          <table:table-cell table:style-name="ce7" table:formula="of:=CONCATENATE([.C24:.C24];IF([.D24]&gt;99;&quot;,&quot;;&quot;,0&quot;);[.D24:.D24])" office:value-type="string" office:string-value="02:02:22,806">
            <text:p>02:02:22,806</text:p>
          </table:table-cell>
          <table:table-cell table:style-name="ce8" table:number-columns-repeated="2"/>
          <table:table-cell office:value-type="string">
            <text:p>Communication interrupted</text:p>
          </table:table-cell>
          <table:table-cell table:number-columns-repeated="2"/>
        </table:table-row>
        <table:table-row table:style-name="ro2">
          <table:table-cell office:value-type="string">
            <text:p>Hint</text:p>
          </table:table-cell>
          <table:table-cell/>
          <table:table-cell table:style-name="ce3" office:value-type="string">
            <text:p>02:01:40</text:p>
          </table:table-cell>
          <table:table-cell table:style-name="ce4" office:value-type="float" office:value="90">
            <text:p>090</text:p>
          </table:table-cell>
          <table:table-cell table:style-name="ce7" table:formula="of:=CONCATENATE([.C25:.C25];IF([.D25]&gt;99;&quot;,&quot;;&quot;,0&quot;);[.D25:.D25])" office:value-type="string" office:string-value="02:01:40,090">
            <text:p>02:01:40,090</text:p>
          </table:table-cell>
          <table:table-cell table:style-name="ce8" table:formula="of:=IF([.E25]-[.E26]&gt;0;[.E25]-[.E26];&quot;&quot;)" office:value-type="time" office:time-value="PT00H00M02.654S">
            <text:p>00:00:02,654</text:p>
          </table:table-cell>
          <table:table-cell table:style-name="ce8"/>
          <table:table-cell office:value-type="string">
            <text:p>Communication re-established</text:p>
          </table:table-cell>
          <table:table-cell table:number-columns-repeated="2"/>
        </table:table-row>
        <table:table-row table:style-name="ro2">
          <table:table-cell office:value-type="string">
            <text:p>Warning</text:p>
          </table:table-cell>
          <table:table-cell/>
          <table:table-cell table:style-name="ce3" office:value-type="string">
            <text:p>02:01:37</text:p>
          </table:table-cell>
          <table:table-cell table:style-name="ce4" office:value-type="float" office:value="436">
            <text:p>436</text:p>
          </table:table-cell>
          <table:table-cell table:style-name="ce7" table:formula="of:=CONCATENATE([.C26:.C26];IF([.D26]&gt;99;&quot;,&quot;;&quot;,0&quot;);[.D26:.D26])" office:value-type="string" office:string-value="02:01:37,436">
            <text:p>02:01:37,436</text:p>
          </table:table-cell>
          <table:table-cell table:style-name="ce8" table:number-columns-repeated="2"/>
          <table:table-cell office:value-type="string">
            <text:p>Communication interrupted</text:p>
          </table:table-cell>
          <table:table-cell table:number-columns-repeated="2"/>
        </table:table-row>
        <table:table-row table:style-name="ro2">
          <table:table-cell office:value-type="string">
            <text:p>Hint</text:p>
          </table:table-cell>
          <table:table-cell/>
          <table:table-cell table:style-name="ce3" office:value-type="string">
            <text:p>02:01:31</text:p>
          </table:table-cell>
          <table:table-cell table:style-name="ce4" office:value-type="float" office:value="830">
            <text:p>830</text:p>
          </table:table-cell>
          <table:table-cell table:style-name="ce7" table:formula="of:=CONCATENATE([.C27:.C27];IF([.D27]&gt;99;&quot;,&quot;;&quot;,0&quot;);[.D27:.D27])" office:value-type="string" office:string-value="02:01:31,830">
            <text:p>02:01:31,830</text:p>
          </table:table-cell>
          <table:table-cell table:style-name="ce8" table:formula="of:=IF([.E27]-[.E28]&gt;0;[.E27]-[.E28];&quot;&quot;)" office:value-type="time" office:time-value="PT00H00M02.664S">
            <text:p>00:00:02,664</text:p>
          </table:table-cell>
          <table:table-cell table:style-name="ce8"/>
          <table:table-cell office:value-type="string">
            <text:p>Communication re-established</text:p>
          </table:table-cell>
          <table:table-cell table:number-columns-repeated="2"/>
        </table:table-row>
        <table:table-row table:style-name="ro2">
          <table:table-cell office:value-type="string">
            <text:p>Warning</text:p>
          </table:table-cell>
          <table:table-cell/>
          <table:table-cell table:style-name="ce3" office:value-type="string">
            <text:p>02:01:29</text:p>
          </table:table-cell>
          <table:table-cell table:style-name="ce4" office:value-type="float" office:value="166">
            <text:p>166</text:p>
          </table:table-cell>
          <table:table-cell table:style-name="ce7" table:formula="of:=CONCATENATE([.C28:.C28];IF([.D28]&gt;99;&quot;,&quot;;&quot;,0&quot;);[.D28:.D28])" office:value-type="string" office:string-value="02:01:29,166">
            <text:p>02:01:29,166</text:p>
          </table:table-cell>
          <table:table-cell table:style-name="ce8" table:number-columns-repeated="2"/>
          <table:table-cell office:value-type="string">
            <text:p>Communication interrupted</text:p>
          </table:table-cell>
          <table:table-cell table:number-columns-repeated="2"/>
        </table:table-row>
        <table:table-row table:style-name="ro2">
          <table:table-cell office:value-type="string">
            <text:p>Hint</text:p>
          </table:table-cell>
          <table:table-cell/>
          <table:table-cell table:style-name="ce3" office:value-type="string">
            <text:p>02:01:24</text:p>
          </table:table-cell>
          <table:table-cell table:style-name="ce4" office:value-type="float" office:value="540">
            <text:p>540</text:p>
          </table:table-cell>
          <table:table-cell table:style-name="ce7" table:formula="of:=CONCATENATE([.C29:.C29];IF([.D29]&gt;99;&quot;,&quot;;&quot;,0&quot;);[.D29:.D29])" office:value-type="string" office:string-value="02:01:24,540">
            <text:p>02:01:24,540</text:p>
          </table:table-cell>
          <table:table-cell table:style-name="ce8" table:formula="of:=IF([.E29]-[.E30]&gt;0;[.E29]-[.E30];&quot;&quot;)" office:value-type="time" office:time-value="PT00H00M02.764S">
            <text:p>00:00:02,764</text:p>
          </table:table-cell>
          <table:table-cell table:style-name="ce8"/>
          <table:table-cell office:value-type="string">
            <text:p>Communication re-established</text:p>
          </table:table-cell>
          <table:table-cell table:number-columns-repeated="2"/>
        </table:table-row>
        <table:table-row table:style-name="ro2">
          <table:table-cell office:value-type="string">
            <text:p>Warning</text:p>
          </table:table-cell>
          <table:table-cell/>
          <table:table-cell table:style-name="ce3" office:value-type="string">
            <text:p>02:01:21</text:p>
          </table:table-cell>
          <table:table-cell table:style-name="ce4" office:value-type="float" office:value="776">
            <text:p>776</text:p>
          </table:table-cell>
          <table:table-cell table:style-name="ce7" table:formula="of:=CONCATENATE([.C30:.C30];IF([.D30]&gt;99;&quot;,&quot;;&quot;,0&quot;);[.D30:.D30])" office:value-type="string" office:string-value="02:01:21,776">
            <text:p>02:01:21,776</text:p>
          </table:table-cell>
          <table:table-cell table:style-name="ce8" table:number-columns-repeated="2"/>
          <table:table-cell office:value-type="string">
            <text:p>Communication interrupted</text:p>
          </table:table-cell>
          <table:table-cell table:number-columns-repeated="2"/>
        </table:table-row>
        <table:table-row table:style-name="ro2">
          <table:table-cell office:value-type="string">
            <text:p>Hint</text:p>
          </table:table-cell>
          <table:table-cell/>
          <table:table-cell table:style-name="ce3" office:value-type="string">
            <text:p>02:01:16</text:p>
          </table:table-cell>
          <table:table-cell table:style-name="ce4" office:value-type="float" office:value="70">
            <text:p>070</text:p>
          </table:table-cell>
          <table:table-cell table:style-name="ce7" table:formula="of:=CONCATENATE([.C31:.C31];IF([.D31]&gt;99;&quot;,&quot;;&quot;,0&quot;);[.D31:.D31])" office:value-type="string" office:string-value="02:01:16,070">
            <text:p>02:01:16,070</text:p>
          </table:table-cell>
          <table:table-cell table:style-name="ce8" table:formula="of:=IF([.E31]-[.E32]&gt;0;[.E31]-[.E32];&quot;&quot;)" office:value-type="time" office:time-value="PT00H00M02.774S">
            <text:p>00:00:02,774</text:p>
          </table:table-cell>
          <table:table-cell table:style-name="ce8"/>
          <table:table-cell office:value-type="string">
            <text:p>Communication re-established</text:p>
          </table:table-cell>
          <table:table-cell table:number-columns-repeated="2"/>
        </table:table-row>
        <table:table-row table:style-name="ro2">
          <table:table-cell office:value-type="string">
            <text:p>Warning</text:p>
          </table:table-cell>
          <table:table-cell/>
          <table:table-cell table:style-name="ce3" office:value-type="string">
            <text:p>02:01:13</text:p>
          </table:table-cell>
          <table:table-cell table:style-name="ce4" office:value-type="float" office:value="296">
            <text:p>296</text:p>
          </table:table-cell>
          <table:table-cell table:style-name="ce7" table:formula="of:=CONCATENATE([.C32:.C32];IF([.D32]&gt;99;&quot;,&quot;;&quot;,0&quot;);[.D32:.D32])" office:value-type="string" office:string-value="02:01:13,296">
            <text:p>02:01:13,296</text:p>
          </table:table-cell>
          <table:table-cell table:style-name="ce8" table:number-columns-repeated="2"/>
          <table:table-cell office:value-type="string">
            <text:p>Communication interrupted</text:p>
          </table:table-cell>
          <table:table-cell table:number-columns-repeated="2"/>
        </table:table-row>
        <table:table-row table:style-name="ro2">
          <table:table-cell office:value-type="string">
            <text:p>Hint</text:p>
          </table:table-cell>
          <table:table-cell/>
          <table:table-cell table:style-name="ce3" office:value-type="string">
            <text:p>02:00:52</text:p>
          </table:table-cell>
          <table:table-cell table:style-name="ce4" office:value-type="float" office:value="560">
            <text:p>560</text:p>
          </table:table-cell>
          <table:table-cell table:style-name="ce7" table:formula="of:=CONCATENATE([.C33:.C33];IF([.D33]&gt;99;&quot;,&quot;;&quot;,0&quot;);[.D33:.D33])" office:value-type="string" office:string-value="02:00:52,560">
            <text:p>02:00:52,560</text:p>
          </table:table-cell>
          <table:table-cell table:style-name="ce8" table:formula="of:=IF([.E33]-[.E34]&gt;0;[.E33]-[.E34];&quot;&quot;)" office:value-type="time" office:time-value="PT00H00M02.654S">
            <text:p>00:00:02,654</text:p>
          </table:table-cell>
          <table:table-cell table:style-name="ce8"/>
          <table:table-cell office:value-type="string">
            <text:p>Communication re-established</text:p>
          </table:table-cell>
          <table:table-cell table:number-columns-repeated="2"/>
        </table:table-row>
        <table:table-row table:style-name="ro2">
          <table:table-cell office:value-type="string">
            <text:p>Warning</text:p>
          </table:table-cell>
          <table:table-cell/>
          <table:table-cell table:style-name="ce3" office:value-type="string">
            <text:p>02:00:49</text:p>
          </table:table-cell>
          <table:table-cell table:style-name="ce4" office:value-type="float" office:value="906">
            <text:p>906</text:p>
          </table:table-cell>
          <table:table-cell table:style-name="ce7" table:formula="of:=CONCATENATE([.C34:.C34];IF([.D34]&gt;99;&quot;,&quot;;&quot;,0&quot;);[.D34:.D34])" office:value-type="string" office:string-value="02:00:49,906">
            <text:p>02:00:49,906</text:p>
          </table:table-cell>
          <table:table-cell table:style-name="ce8" table:number-columns-repeated="2"/>
          <table:table-cell office:value-type="string">
            <text:p>Communication interrupted</text:p>
          </table:table-cell>
          <table:table-cell table:number-columns-repeated="2"/>
        </table:table-row>
        <table:table-row table:style-name="ro2">
          <table:table-cell office:value-type="string">
            <text:p>Hint</text:p>
          </table:table-cell>
          <table:table-cell/>
          <table:table-cell table:style-name="ce3" office:value-type="string">
            <text:p>02:00:44</text:p>
          </table:table-cell>
          <table:table-cell table:style-name="ce4" office:value-type="float" office:value="350">
            <text:p>350</text:p>
          </table:table-cell>
          <table:table-cell table:style-name="ce7" table:formula="of:=CONCATENATE([.C35:.C35];IF([.D35]&gt;99;&quot;,&quot;;&quot;,0&quot;);[.D35:.D35])" office:value-type="string" office:string-value="02:00:44,350">
            <text:p>02:00:44,350</text:p>
          </table:table-cell>
          <table:table-cell table:style-name="ce8" table:formula="of:=IF([.E35]-[.E36]&gt;0;[.E35]-[.E36];&quot;&quot;)" office:value-type="time" office:time-value="PT00H00M02.664S">
            <text:p>00:00:02,664</text:p>
          </table:table-cell>
          <table:table-cell table:style-name="ce8"/>
          <table:table-cell office:value-type="string">
            <text:p>Communication re-established</text:p>
          </table:table-cell>
          <table:table-cell table:number-columns-repeated="2"/>
        </table:table-row>
        <table:table-row table:style-name="ro2">
          <table:table-cell office:value-type="string">
            <text:p>Warning</text:p>
          </table:table-cell>
          <table:table-cell/>
          <table:table-cell table:style-name="ce3" office:value-type="string">
            <text:p>02:00:41</text:p>
          </table:table-cell>
          <table:table-cell table:style-name="ce4" office:value-type="float" office:value="686">
            <text:p>686</text:p>
          </table:table-cell>
          <table:table-cell table:style-name="ce7" table:formula="of:=CONCATENATE([.C36:.C36];IF([.D36]&gt;99;&quot;,&quot;;&quot;,0&quot;);[.D36:.D36])" office:value-type="string" office:string-value="02:00:41,686">
            <text:p>02:00:41,686</text:p>
          </table:table-cell>
          <table:table-cell table:style-name="ce8" table:number-columns-repeated="2"/>
          <table:table-cell office:value-type="string">
            <text:p>Communication interrupted</text:p>
          </table:table-cell>
          <table:table-cell table:number-columns-repeated="2"/>
        </table:table-row>
        <table:table-row table:style-name="ro2">
          <table:table-cell office:value-type="string">
            <text:p>Hint</text:p>
          </table:table-cell>
          <table:table-cell/>
          <table:table-cell table:style-name="ce3" office:value-type="string">
            <text:p>02:00:32</text:p>
          </table:table-cell>
          <table:table-cell table:style-name="ce4" office:value-type="float" office:value="10">
            <text:p>010</text:p>
          </table:table-cell>
          <table:table-cell table:style-name="ce7" table:formula="of:=CONCATENATE([.C37:.C37];IF([.D37]&gt;99;&quot;,&quot;;&quot;,0&quot;);[.D37:.D37])" office:value-type="string" office:string-value="02:00:32,010">
            <text:p>02:00:32,010</text:p>
          </table:table-cell>
          <table:table-cell table:style-name="ce8" table:formula="of:=IF([.E37]-[.E38]&gt;0;[.E37]-[.E38];&quot;&quot;)" office:value-type="time" office:time-value="PT00H00M02.654S">
            <text:p>00:00:02,654</text:p>
          </table:table-cell>
          <table:table-cell table:style-name="ce8"/>
          <table:table-cell office:value-type="string">
            <text:p>Communication re-established</text:p>
          </table:table-cell>
          <table:table-cell table:number-columns-repeated="2"/>
        </table:table-row>
        <table:table-row table:style-name="ro2">
          <table:table-cell office:value-type="string">
            <text:p>Warning</text:p>
          </table:table-cell>
          <table:table-cell/>
          <table:table-cell table:style-name="ce3" office:value-type="string">
            <text:p>02:00:29</text:p>
          </table:table-cell>
          <table:table-cell table:style-name="ce4" office:value-type="float" office:value="356">
            <text:p>356</text:p>
          </table:table-cell>
          <table:table-cell table:style-name="ce7" table:formula="of:=CONCATENATE([.C38:.C38];IF([.D38]&gt;99;&quot;,&quot;;&quot;,0&quot;);[.D38:.D38])" office:value-type="string" office:string-value="02:00:29,356">
            <text:p>02:00:29,356</text:p>
          </table:table-cell>
          <table:table-cell table:style-name="ce8" table:number-columns-repeated="2"/>
          <table:table-cell office:value-type="string">
            <text:p>Communication interrupted</text:p>
          </table:table-cell>
          <table:table-cell table:number-columns-repeated="2"/>
        </table:table-row>
        <table:table-row table:style-name="ro2">
          <table:table-cell office:value-type="string">
            <text:p>Hint</text:p>
          </table:table-cell>
          <table:table-cell/>
          <table:table-cell table:style-name="ce3" office:value-type="string">
            <text:p>02:00:22</text:p>
          </table:table-cell>
          <table:table-cell table:style-name="ce4" office:value-type="float" office:value="880">
            <text:p>880</text:p>
          </table:table-cell>
          <table:table-cell table:style-name="ce7" table:formula="of:=CONCATENATE([.C39:.C39];IF([.D39]&gt;99;&quot;,&quot;;&quot;,0&quot;);[.D39:.D39])" office:value-type="string" office:string-value="02:00:22,880">
            <text:p>02:00:22,880</text:p>
          </table:table-cell>
          <table:table-cell table:style-name="ce8" table:formula="of:=IF([.E39]-[.E40]&gt;0;[.E39]-[.E40];&quot;&quot;)" office:value-type="time" office:time-value="PT00H00M02.664S">
            <text:p>00:00:02,664</text:p>
          </table:table-cell>
          <table:table-cell table:style-name="ce8"/>
          <table:table-cell office:value-type="string">
            <text:p>Communication re-established</text:p>
          </table:table-cell>
          <table:table-cell table:number-columns-repeated="2"/>
        </table:table-row>
        <table:table-row table:style-name="ro2">
          <table:table-cell office:value-type="string">
            <text:p>Warning</text:p>
          </table:table-cell>
          <table:table-cell/>
          <table:table-cell table:style-name="ce3" office:value-type="string">
            <text:p>02:00:20</text:p>
          </table:table-cell>
          <table:table-cell table:style-name="ce4" office:value-type="float" office:value="216">
            <text:p>216</text:p>
          </table:table-cell>
          <table:table-cell table:style-name="ce7" table:formula="of:=CONCATENATE([.C40:.C40];IF([.D40]&gt;99;&quot;,&quot;;&quot;,0&quot;);[.D40:.D40])" office:value-type="string" office:string-value="02:00:20,216">
            <text:p>02:00:20,216</text:p>
          </table:table-cell>
          <table:table-cell table:style-name="ce8" table:number-columns-repeated="2"/>
          <table:table-cell office:value-type="string">
            <text:p>Communication interrupted</text:p>
          </table:table-cell>
          <table:table-cell table:number-columns-repeated="2"/>
        </table:table-row>
        <table:table-row table:style-name="ro2">
          <table:table-cell office:value-type="string">
            <text:p>Hint</text:p>
          </table:table-cell>
          <table:table-cell/>
          <table:table-cell table:style-name="ce3" office:value-type="string">
            <text:p>02:00:16</text:p>
          </table:table-cell>
          <table:table-cell table:style-name="ce4" office:value-type="float" office:value="680">
            <text:p>680</text:p>
          </table:table-cell>
          <table:table-cell table:style-name="ce7" table:formula="of:=CONCATENATE([.C41:.C41];IF([.D41]&gt;99;&quot;,&quot;;&quot;,0&quot;);[.D41:.D41])" office:value-type="string" office:string-value="02:00:16,680">
            <text:p>02:00:16,680</text:p>
          </table:table-cell>
          <table:table-cell table:style-name="ce8" table:formula="of:=IF([.E41]-[.E42]&gt;0;[.E41]-[.E42];&quot;&quot;)" office:value-type="time" office:time-value="PT00H00M02.664S">
            <text:p>00:00:02,664</text:p>
          </table:table-cell>
          <table:table-cell table:style-name="ce8"/>
          <table:table-cell office:value-type="string">
            <text:p>Communication re-established</text:p>
          </table:table-cell>
          <table:table-cell table:number-columns-repeated="2"/>
        </table:table-row>
        <table:table-row table:style-name="ro2">
          <table:table-cell office:value-type="string">
            <text:p>Warning</text:p>
          </table:table-cell>
          <table:table-cell/>
          <table:table-cell table:style-name="ce3" office:value-type="string">
            <text:p>02:00:14</text:p>
          </table:table-cell>
          <table:table-cell table:style-name="ce4" office:value-type="float" office:value="16">
            <text:p>016</text:p>
          </table:table-cell>
          <table:table-cell table:style-name="ce7" table:formula="of:=CONCATENATE([.C42:.C42];IF([.D42]&gt;99;&quot;,&quot;;&quot;,0&quot;);[.D42:.D42])" office:value-type="string" office:string-value="02:00:14,016">
            <text:p>02:00:14,016</text:p>
          </table:table-cell>
          <table:table-cell table:style-name="ce8" table:number-columns-repeated="2"/>
          <table:table-cell office:value-type="string">
            <text:p>Communication interrupted</text:p>
          </table:table-cell>
          <table:table-cell table:number-columns-repeated="2"/>
        </table:table-row>
        <table:table-row table:style-name="ro2" table:number-rows-repeated="2">
          <table:table-cell table:number-columns-repeated="10"/>
        </table:table-row>
        <table:table-row table:style-name="ro2" table:number-rows-repeated="3">
          <table:table-cell table:number-columns-repeated="2"/>
          <table:table-cell table:style-name="Default" table:number-columns-repeated="3"/>
          <table:table-cell table:number-columns-repeated="5"/>
        </table:table-row>
        <table:table-row table:style-name="ro2" table:number-rows-repeated="2">
          <table:table-cell table:number-columns-repeated="3"/>
          <table:table-cell table:style-name="Default" table:number-columns-repeated="2"/>
          <table:table-cell table:number-columns-repeated="5"/>
        </table:table-row>
        <table:table-row table:style-name="ro2" table:number-rows-repeated="1048526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Badanie 4.1.2" table:style-name="ta1" table:print="false">
        <table:table-column table:style-name="co1" table:number-columns-repeated="2" table:default-cell-style-name="Default"/>
        <table:table-column table:style-name="co1" table:visibility="collapse" table:number-columns-repeated="2" table:default-cell-style-name="Default"/>
        <table:table-column table:style-name="co3" table:default-cell-style-name="Default"/>
        <table:table-column table:style-name="co8" table:default-cell-style-name="ce10"/>
        <table:table-column table:style-name="co1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row table:style-name="ro3">
          <table:table-cell office:value-type="string">
            <text:p>Typ</text:p>
          </table:table-cell>
          <table:table-cell/>
          <table:table-cell table:style-name="ce1" office:value-type="string">
            <text:p>Czas wystąpienia</text:p>
          </table:table-cell>
          <table:table-cell table:style-name="ce1" office:value-type="string">
            <text:p>Czas MSMSMS</text:p>
          </table:table-cell>
          <table:table-cell table:style-name="ce5" office:value-type="string">
            <text:p>Czas wystąpienia</text:p>
          </table:table-cell>
          <table:table-cell table:style-name="ce9" office:value-type="string">
            <text:p>Różnice</text:p>
          </table:table-cell>
          <table:table-cell table:style-name="ce6"/>
          <table:table-cell office:value-type="string">
            <text:p>Treść</text:p>
          </table:table-cell>
          <table:table-cell table:number-columns-repeated="3"/>
        </table:table-row>
        <table:table-row table:style-name="ro2">
          <table:table-cell table:number-columns-repeated="2"/>
          <table:table-cell table:style-name="ce1" table:number-columns-repeated="2"/>
          <table:table-cell table:style-name="ce5"/>
          <table:table-cell table:style-name="ce9"/>
          <table:table-cell table:style-name="ce6"/>
          <table:table-cell table:number-columns-repeated="4"/>
        </table:table-row>
        <table:table-row table:style-name="ro2">
          <table:table-cell office:value-type="string">
            <text:p>Hint</text:p>
          </table:table-cell>
          <table:table-cell/>
          <table:table-cell table:style-name="ce2" office:value-type="string">
            <text:p>20:34:50</text:p>
          </table:table-cell>
          <table:table-cell office:value-type="float" office:value="536">
            <text:p>536</text:p>
          </table:table-cell>
          <table:table-cell table:formula="of:=CONCATENATE([.C3:.C3];IF([.D3]&gt;99;&quot;,&quot;;&quot;,0&quot;);[.D3:.D3])" office:value-type="string" office:string-value="20:34:50,536">
            <text:p>20:34:50,536</text:p>
          </table:table-cell>
          <table:table-cell table:formula="of:=IF([.E3]-[.E9]&gt;0;[.E3]-[.E9];&quot;&quot;)" office:value-type="time" office:time-value="PT00H00M02.706S">
            <text:p>00:00:02,706</text:p>
          </table:table-cell>
          <table:table-cell table:style-name="ce6"/>
          <table:table-cell table:style-name="ce2" office:value-type="string">
            <text:p>'Term 8 (EL3102) (1007)' Communication re-established</text:p>
          </table:table-cell>
          <table:table-cell table:number-columns-repeated="3"/>
        </table:table-row>
        <table:table-row table:style-name="ro2">
          <table:table-cell office:value-type="string">
            <text:p>Hint</text:p>
          </table:table-cell>
          <table:table-cell/>
          <table:table-cell table:style-name="ce2" office:value-type="string">
            <text:p>20:34:50</text:p>
          </table:table-cell>
          <table:table-cell office:value-type="float" office:value="532">
            <text:p>532</text:p>
          </table:table-cell>
          <table:table-cell table:formula="of:=CONCATENATE([.C4:.C4];IF([.D4]&gt;99;&quot;,&quot;;&quot;,0&quot;);[.D4:.D4])" office:value-type="string" office:string-value="20:34:50,532">
            <text:p>20:34:50,532</text:p>
          </table:table-cell>
          <table:table-cell table:formula="of:=IF([.E4]-[.E9]&gt;0;[.E4]-[.E9];&quot;&quot;)" office:value-type="time" office:time-value="PT00H00M02.702S">
            <text:p>00:00:02,702</text:p>
          </table:table-cell>
          <table:table-cell table:style-name="ce6"/>
          <table:table-cell table:style-name="ce2" office:value-type="string">
            <text:p>'Zielone (EL2004) (1006)' Communication re-established</text:p>
          </table:table-cell>
          <table:table-cell table:number-columns-repeated="3"/>
        </table:table-row>
        <table:table-row table:style-name="ro2">
          <table:table-cell office:value-type="string">
            <text:p>Hint</text:p>
          </table:table-cell>
          <table:table-cell/>
          <table:table-cell table:style-name="ce2" office:value-type="string">
            <text:p>20:34:50</text:p>
          </table:table-cell>
          <table:table-cell office:value-type="float" office:value="528">
            <text:p>528</text:p>
          </table:table-cell>
          <table:table-cell table:formula="of:=CONCATENATE([.C5:.C5];IF([.D5]&gt;99;&quot;,&quot;;&quot;,0&quot;);[.D5:.D5])" office:value-type="string" office:string-value="20:34:50,528">
            <text:p>20:34:50,528</text:p>
          </table:table-cell>
          <table:table-cell table:formula="of:=IF([.E5]-[.E9]&gt;0;[.E5]-[.E9];&quot;&quot;)" office:value-type="time" office:time-value="PT00H00M02.698S">
            <text:p>00:00:02,698</text:p>
          </table:table-cell>
          <table:table-cell table:style-name="ce6"/>
          <table:table-cell table:style-name="ce2" office:value-type="string">
            <text:p>'Czerwone (EL2004) (1005)' Communication re-established</text:p>
          </table:table-cell>
          <table:table-cell table:number-columns-repeated="3"/>
        </table:table-row>
        <table:table-row table:style-name="ro2">
          <table:table-cell office:value-type="string">
            <text:p>Hint</text:p>
          </table:table-cell>
          <table:table-cell/>
          <table:table-cell table:style-name="ce2" office:value-type="string">
            <text:p>20:34:50</text:p>
          </table:table-cell>
          <table:table-cell office:value-type="float" office:value="524">
            <text:p>524</text:p>
          </table:table-cell>
          <table:table-cell table:formula="of:=CONCATENATE([.C6:.C6];IF([.D6]&gt;99;&quot;,&quot;;&quot;,0&quot;);[.D6:.D6])" office:value-type="string" office:string-value="20:34:50,524">
            <text:p>20:34:50,524</text:p>
          </table:table-cell>
          <table:table-cell table:formula="of:=IF([.E6]-[.E9]&gt;0;[.E6]-[.E9];&quot;&quot;)" office:value-type="time" office:time-value="PT00H00M02.694S">
            <text:p>00:00:02,694</text:p>
          </table:table-cell>
          <table:table-cell table:style-name="ce6"/>
          <table:table-cell table:style-name="ce2" office:value-type="string">
            <text:p>'Przyciski (EL1004) (1004)' Communication re-established</text:p>
          </table:table-cell>
          <table:table-cell table:number-columns-repeated="3"/>
        </table:table-row>
        <table:table-row table:style-name="ro2">
          <table:table-cell office:value-type="string">
            <text:p>Hint</text:p>
          </table:table-cell>
          <table:table-cell/>
          <table:table-cell table:style-name="ce2" office:value-type="string">
            <text:p>20:34:50</text:p>
          </table:table-cell>
          <table:table-cell office:value-type="float" office:value="520">
            <text:p>520</text:p>
          </table:table-cell>
          <table:table-cell table:formula="of:=CONCATENATE([.C7:.C7];IF([.D7]&gt;99;&quot;,&quot;;&quot;,0&quot;);[.D7:.D7])" office:value-type="string" office:string-value="20:34:50,520">
            <text:p>20:34:50,520</text:p>
          </table:table-cell>
          <table:table-cell table:formula="of:=IF([.E7]-[.E9]&gt;0;[.E7]-[.E9];&quot;&quot;)" office:value-type="time" office:time-value="PT00H00M02.69S">
            <text:p>00:00:02,690</text:p>
          </table:table-cell>
          <table:table-cell table:style-name="ce6"/>
          <table:table-cell table:style-name="ce2" office:value-type="string">
            <text:p>'Term 4 (EL4132) (1003)' Communication re-established</text:p>
          </table:table-cell>
          <table:table-cell table:number-columns-repeated="3"/>
        </table:table-row>
        <table:table-row table:style-name="ro2">
          <table:table-cell office:value-type="string">
            <text:p>Hint</text:p>
          </table:table-cell>
          <table:table-cell/>
          <table:table-cell table:style-name="ce2" office:value-type="string">
            <text:p>20:34:50</text:p>
          </table:table-cell>
          <table:table-cell office:value-type="float" office:value="516">
            <text:p>516</text:p>
          </table:table-cell>
          <table:table-cell table:formula="of:=CONCATENATE([.C8:.C8];IF([.D8]&gt;99;&quot;,&quot;;&quot;,0&quot;);[.D8:.D8])" office:value-type="string" office:string-value="20:34:50,516">
            <text:p>20:34:50,516</text:p>
          </table:table-cell>
          <table:table-cell table:formula="of:=IF([.E8]-[.E9]&gt;0;[.E8]-[.E9];&quot;&quot;)" office:value-type="time" office:time-value="PT00H00M02.686S">
            <text:p>00:00:02,686</text:p>
          </table:table-cell>
          <table:table-cell table:style-name="ce6"/>
          <table:table-cell table:style-name="ce2" office:value-type="string">
            <text:p>'Term 3 (EK1100) (1002)' Communication re-established</text:p>
          </table:table-cell>
          <table:table-cell table:number-columns-repeated="3"/>
        </table:table-row>
        <table:table-row table:style-name="ro2">
          <table:table-cell office:value-type="string">
            <text:p>Warning</text:p>
          </table:table-cell>
          <table:table-cell/>
          <table:table-cell table:style-name="ce2" office:value-type="string">
            <text:p>20:34:47</text:p>
          </table:table-cell>
          <table:table-cell office:value-type="float" office:value="830">
            <text:p>830</text:p>
          </table:table-cell>
          <table:table-cell table:formula="of:=CONCATENATE([.C9:.C9];IF([.D9]&gt;99;&quot;,&quot;;&quot;,0&quot;);[.D9:.D9])" office:value-type="string" office:string-value="20:34:47,830">
            <text:p>20:34:47,830</text:p>
          </table:table-cell>
          <table:table-cell/>
          <table:table-cell table:style-name="ce6"/>
          <table:table-cell table:style-name="ce2" office:value-type="string">
            <text:p>'Term 3 (EK1100) (1002) - Term 8 (EL3102) (1007)' Communication interrupted</text:p>
          </table:table-cell>
          <table:table-cell table:number-columns-repeated="3"/>
        </table:table-row>
        <table:table-row table:style-name="ro2">
          <table:table-cell office:value-type="string">
            <text:p>Hint</text:p>
          </table:table-cell>
          <table:table-cell/>
          <table:table-cell table:style-name="ce2" office:value-type="string">
            <text:p>20:32:45</text:p>
          </table:table-cell>
          <table:table-cell office:value-type="float" office:value="996">
            <text:p>996</text:p>
          </table:table-cell>
          <table:table-cell table:formula="of:=CONCATENATE([.C10:.C10];IF([.D10]&gt;99;&quot;,&quot;;&quot;,0&quot;);[.D10:.D10])" office:value-type="string" office:string-value="20:32:45,996">
            <text:p>20:32:45,996</text:p>
          </table:table-cell>
          <table:table-cell table:formula="of:=IF([.E10]-[.E16]&gt;0;[.E10]-[.E16];&quot;&quot;)" office:value-type="time" office:time-value="PT00H00M02.654S">
            <text:p>00:00:02,654</text:p>
          </table:table-cell>
          <table:table-cell table:style-name="ce6"/>
          <table:table-cell table:style-name="ce2" office:value-type="string">
            <text:p>'Term 8 (EL3102) (1007)' Communication re-established</text:p>
          </table:table-cell>
          <table:table-cell table:number-columns-repeated="3"/>
        </table:table-row>
        <table:table-row table:style-name="ro2">
          <table:table-cell office:value-type="string">
            <text:p>Hint</text:p>
          </table:table-cell>
          <table:table-cell/>
          <table:table-cell table:style-name="ce2" office:value-type="string">
            <text:p>20:32:45</text:p>
          </table:table-cell>
          <table:table-cell office:value-type="float" office:value="992">
            <text:p>992</text:p>
          </table:table-cell>
          <table:table-cell table:formula="of:=CONCATENATE([.C11:.C11];IF([.D11]&gt;99;&quot;,&quot;;&quot;,0&quot;);[.D11:.D11])" office:value-type="string" office:string-value="20:32:45,992">
            <text:p>20:32:45,992</text:p>
          </table:table-cell>
          <table:table-cell table:formula="of:=IF([.E11]-[.E16]&gt;0;[.E11]-[.E16];&quot;&quot;)" office:value-type="time" office:time-value="PT00H00M02.65S">
            <text:p>00:00:02,650</text:p>
          </table:table-cell>
          <table:table-cell table:style-name="ce6"/>
          <table:table-cell table:style-name="ce2" office:value-type="string">
            <text:p>'Zielone (EL2004) (1006)' Communication re-established</text:p>
          </table:table-cell>
          <table:table-cell table:number-columns-repeated="3"/>
        </table:table-row>
        <table:table-row table:style-name="ro2">
          <table:table-cell office:value-type="string">
            <text:p>Hint</text:p>
          </table:table-cell>
          <table:table-cell/>
          <table:table-cell table:style-name="ce2" office:value-type="string">
            <text:p>20:32:45</text:p>
          </table:table-cell>
          <table:table-cell office:value-type="float" office:value="988">
            <text:p>988</text:p>
          </table:table-cell>
          <table:table-cell table:formula="of:=CONCATENATE([.C12:.C12];IF([.D12]&gt;99;&quot;,&quot;;&quot;,0&quot;);[.D12:.D12])" office:value-type="string" office:string-value="20:32:45,988">
            <text:p>20:32:45,988</text:p>
          </table:table-cell>
          <table:table-cell table:formula="of:=IF([.E12]-[.E16]&gt;0;[.E12]-[.E16];&quot;&quot;)" office:value-type="time" office:time-value="PT00H00M02.646S">
            <text:p>00:00:02,646</text:p>
          </table:table-cell>
          <table:table-cell table:style-name="ce6"/>
          <table:table-cell table:style-name="ce2" office:value-type="string">
            <text:p>'Czerwone (EL2004) (1005)' Communication re-established</text:p>
          </table:table-cell>
          <table:table-cell/>
          <table:table-cell office:value-type="string">
            <text:p>Minimum</text:p>
          </table:table-cell>
          <table:table-cell table:style-name="ce9" table:formula="of:=MIN([.F3:.F51])" office:value-type="time" office:time-value="PT00H00M02.634S">
            <text:p>00:00:02,634</text:p>
          </table:table-cell>
        </table:table-row>
        <table:table-row table:style-name="ro2">
          <table:table-cell office:value-type="string">
            <text:p>Hint</text:p>
          </table:table-cell>
          <table:table-cell/>
          <table:table-cell table:style-name="ce2" office:value-type="string">
            <text:p>20:32:45</text:p>
          </table:table-cell>
          <table:table-cell office:value-type="float" office:value="984">
            <text:p>984</text:p>
          </table:table-cell>
          <table:table-cell table:formula="of:=CONCATENATE([.C13:.C13];IF([.D13]&gt;99;&quot;,&quot;;&quot;,0&quot;);[.D13:.D13])" office:value-type="string" office:string-value="20:32:45,984">
            <text:p>20:32:45,984</text:p>
          </table:table-cell>
          <table:table-cell table:formula="of:=IF([.E13]-[.E16]&gt;0;[.E13]-[.E16];&quot;&quot;)" office:value-type="time" office:time-value="PT00H00M02.642S">
            <text:p>00:00:02,642</text:p>
          </table:table-cell>
          <table:table-cell table:style-name="ce6"/>
          <table:table-cell table:style-name="ce2" office:value-type="string">
            <text:p>'Przyciski (EL1004) (1004)' Communication re-established</text:p>
          </table:table-cell>
          <table:table-cell/>
          <table:table-cell office:value-type="string">
            <text:p>Maksimum</text:p>
          </table:table-cell>
          <table:table-cell table:style-name="ce8" table:formula="of:=MAX([.F3:.F51])" office:value-type="time" office:time-value="PT00H00M02.812S">
            <text:p>00:00:02,812</text:p>
          </table:table-cell>
        </table:table-row>
        <table:table-row table:style-name="ro2">
          <table:table-cell office:value-type="string">
            <text:p>Hint</text:p>
          </table:table-cell>
          <table:table-cell/>
          <table:table-cell table:style-name="ce2" office:value-type="string">
            <text:p>20:32:45</text:p>
          </table:table-cell>
          <table:table-cell office:value-type="float" office:value="980">
            <text:p>980</text:p>
          </table:table-cell>
          <table:table-cell table:formula="of:=CONCATENATE([.C14:.C14];IF([.D14]&gt;99;&quot;,&quot;;&quot;,0&quot;);[.D14:.D14])" office:value-type="string" office:string-value="20:32:45,980">
            <text:p>20:32:45,980</text:p>
          </table:table-cell>
          <table:table-cell table:formula="of:=IF([.E14]-[.E16]&gt;0;[.E14]-[.E16];&quot;&quot;)" office:value-type="time" office:time-value="PT00H00M02.638S">
            <text:p>00:00:02,638</text:p>
          </table:table-cell>
          <table:table-cell table:style-name="ce6"/>
          <table:table-cell table:style-name="ce2" office:value-type="string">
            <text:p>'Term 4 (EL4132) (1003)' Communication re-established</text:p>
          </table:table-cell>
          <table:table-cell/>
          <table:table-cell office:value-type="string">
            <text:p>Wartość średnia</text:p>
          </table:table-cell>
          <table:table-cell table:style-name="ce8" table:formula="of:=AVERAGE([.F3:.F51])" office:value-type="time" office:time-value="PT00H00M02.698857S">
            <text:p>00:00:02,699</text:p>
          </table:table-cell>
        </table:table-row>
        <table:table-row table:style-name="ro2">
          <table:table-cell office:value-type="string">
            <text:p>Hint</text:p>
          </table:table-cell>
          <table:table-cell/>
          <table:table-cell table:style-name="ce2" office:value-type="string">
            <text:p>20:32:45</text:p>
          </table:table-cell>
          <table:table-cell office:value-type="float" office:value="976">
            <text:p>976</text:p>
          </table:table-cell>
          <table:table-cell table:formula="of:=CONCATENATE([.C15:.C15];IF([.D15]&gt;99;&quot;,&quot;;&quot;,0&quot;);[.D15:.D15])" office:value-type="string" office:string-value="20:32:45,976">
            <text:p>20:32:45,976</text:p>
          </table:table-cell>
          <table:table-cell table:formula="of:=IF([.E15]-[.E16]&gt;0;[.E15]-[.E16];&quot;&quot;)" office:value-type="time" office:time-value="PT00H00M02.634S">
            <text:p>00:00:02,634</text:p>
          </table:table-cell>
          <table:table-cell table:style-name="ce6"/>
          <table:table-cell table:style-name="ce2" office:value-type="string">
            <text:p>'Term 3 (EK1100) (1002)' Communication re-established</text:p>
          </table:table-cell>
          <table:table-cell/>
          <table:table-cell table:style-name="ce1" office:value-type="string">
            <text:p>Odchylenie standardowe</text:p>
          </table:table-cell>
          <table:table-cell table:style-name="ce9" table:formula="of:=STDEV([.F3:.F51])" office:value-type="time" office:time-value="PT00H00M00.060666S">
            <text:p>00:00:00,061</text:p>
          </table:table-cell>
        </table:table-row>
        <table:table-row table:style-name="ro2">
          <table:table-cell office:value-type="string">
            <text:p>Warning</text:p>
          </table:table-cell>
          <table:table-cell/>
          <table:table-cell table:style-name="ce2" office:value-type="string">
            <text:p>20:32:43</text:p>
          </table:table-cell>
          <table:table-cell office:value-type="float" office:value="342">
            <text:p>342</text:p>
          </table:table-cell>
          <table:table-cell table:formula="of:=CONCATENATE([.C16:.C16];IF([.D16]&gt;99;&quot;,&quot;;&quot;,0&quot;);[.D16:.D16])" office:value-type="string" office:string-value="20:32:43,342">
            <text:p>20:32:43,342</text:p>
          </table:table-cell>
          <table:table-cell/>
          <table:table-cell table:style-name="ce6"/>
          <table:table-cell table:style-name="ce2" office:value-type="string">
            <text:p>'Term 3 (EK1100) (1002) - Term 8 (EL3102) (1007)' Communication interrupted</text:p>
          </table:table-cell>
          <table:table-cell/>
          <table:table-cell table:style-name="ce1" office:value-type="string">
            <text:p>Ilość próbek</text:p>
          </table:table-cell>
          <table:table-cell table:style-name="ce6" table:formula="of:=COUNTA([.F3:.F51])" office:value-type="float" office:value="42">
            <text:p>42</text:p>
          </table:table-cell>
        </table:table-row>
        <table:table-row table:style-name="ro2">
          <table:table-cell office:value-type="string">
            <text:p>Hint</text:p>
          </table:table-cell>
          <table:table-cell/>
          <table:table-cell table:style-name="ce2" office:value-type="string">
            <text:p>20:32:31</text:p>
          </table:table-cell>
          <table:table-cell office:value-type="float" office:value="526">
            <text:p>526</text:p>
          </table:table-cell>
          <table:table-cell table:formula="of:=CONCATENATE([.C17:.C17];IF([.D17]&gt;99;&quot;,&quot;;&quot;,0&quot;);[.D17:.D17])" office:value-type="string" office:string-value="20:32:31,526">
            <text:p>20:32:31,526</text:p>
          </table:table-cell>
          <table:table-cell table:formula="of:=IF([.E17]-[.E23]&gt;0;[.E17]-[.E23];&quot;&quot;)" office:value-type="time" office:time-value="PT00H00M02.654S">
            <text:p>00:00:02,654</text:p>
          </table:table-cell>
          <table:table-cell table:style-name="ce6"/>
          <table:table-cell table:style-name="ce2" office:value-type="string">
            <text:p>'Term 8 (EL3102) (1007)' Communication re-established</text:p>
          </table:table-cell>
          <table:table-cell table:number-columns-repeated="3"/>
        </table:table-row>
        <table:table-row table:style-name="ro2">
          <table:table-cell office:value-type="string">
            <text:p>Hint</text:p>
          </table:table-cell>
          <table:table-cell/>
          <table:table-cell table:style-name="ce2" office:value-type="string">
            <text:p>20:32:31</text:p>
          </table:table-cell>
          <table:table-cell office:value-type="float" office:value="522">
            <text:p>522</text:p>
          </table:table-cell>
          <table:table-cell table:formula="of:=CONCATENATE([.C18:.C18];IF([.D18]&gt;99;&quot;,&quot;;&quot;,0&quot;);[.D18:.D18])" office:value-type="string" office:string-value="20:32:31,522">
            <text:p>20:32:31,522</text:p>
          </table:table-cell>
          <table:table-cell table:formula="of:=IF([.E18]-[.E23]&gt;0;[.E18]-[.E23];&quot;&quot;)" office:value-type="time" office:time-value="PT00H00M02.65S">
            <text:p>00:00:02,650</text:p>
          </table:table-cell>
          <table:table-cell table:style-name="ce6"/>
          <table:table-cell office:value-type="string">
            <text:p>Zielone (EL2004) (1006)' Communication re-established</text:p>
          </table:table-cell>
          <table:table-cell table:number-columns-repeated="3"/>
        </table:table-row>
        <table:table-row table:style-name="ro2">
          <table:table-cell office:value-type="string">
            <text:p>Hint</text:p>
          </table:table-cell>
          <table:table-cell/>
          <table:table-cell table:style-name="ce2" office:value-type="string">
            <text:p>20:32:31</text:p>
          </table:table-cell>
          <table:table-cell office:value-type="float" office:value="518">
            <text:p>518</text:p>
          </table:table-cell>
          <table:table-cell table:formula="of:=CONCATENATE([.C19:.C19];IF([.D19]&gt;99;&quot;,&quot;;&quot;,0&quot;);[.D19:.D19])" office:value-type="string" office:string-value="20:32:31,518">
            <text:p>20:32:31,518</text:p>
          </table:table-cell>
          <table:table-cell table:formula="of:=IF([.E19]-[.E23]&gt;0;[.E19]-[.E23];&quot;&quot;)" office:value-type="time" office:time-value="PT00H00M02.646S">
            <text:p>00:00:02,646</text:p>
          </table:table-cell>
          <table:table-cell table:style-name="ce6"/>
          <table:table-cell office:value-type="string">
            <text:p>Czerwone (EL2004) (1005)' Communication re-established</text:p>
          </table:table-cell>
          <table:table-cell table:number-columns-repeated="3"/>
        </table:table-row>
        <table:table-row table:style-name="ro2">
          <table:table-cell office:value-type="string">
            <text:p>Hint</text:p>
          </table:table-cell>
          <table:table-cell/>
          <table:table-cell table:style-name="ce2" office:value-type="string">
            <text:p>20:32:31</text:p>
          </table:table-cell>
          <table:table-cell office:value-type="float" office:value="514">
            <text:p>514</text:p>
          </table:table-cell>
          <table:table-cell table:formula="of:=CONCATENATE([.C20:.C20];IF([.D20]&gt;99;&quot;,&quot;;&quot;,0&quot;);[.D20:.D20])" office:value-type="string" office:string-value="20:32:31,514">
            <text:p>20:32:31,514</text:p>
          </table:table-cell>
          <table:table-cell table:formula="of:=IF([.E20]-[.E23]&gt;0;[.E20]-[.E23];&quot;&quot;)" office:value-type="time" office:time-value="PT00H00M02.642S">
            <text:p>00:00:02,642</text:p>
          </table:table-cell>
          <table:table-cell table:style-name="ce6"/>
          <table:table-cell office:value-type="string">
            <text:p>Przyciski (EL1004) (1004)' Communication re-established</text:p>
          </table:table-cell>
          <table:table-cell table:number-columns-repeated="3"/>
        </table:table-row>
        <table:table-row table:style-name="ro2">
          <table:table-cell office:value-type="string">
            <text:p>Hint</text:p>
          </table:table-cell>
          <table:table-cell/>
          <table:table-cell table:style-name="ce2" office:value-type="string">
            <text:p>20:32:31</text:p>
          </table:table-cell>
          <table:table-cell office:value-type="float" office:value="510">
            <text:p>510</text:p>
          </table:table-cell>
          <table:table-cell table:formula="of:=CONCATENATE([.C21:.C21];IF([.D21]&gt;99;&quot;,&quot;;&quot;,0&quot;);[.D21:.D21])" office:value-type="string" office:string-value="20:32:31,510">
            <text:p>20:32:31,510</text:p>
          </table:table-cell>
          <table:table-cell table:formula="of:=IF([.E21]-[.E23]&gt;0;[.E21]-[.E23];&quot;&quot;)" office:value-type="time" office:time-value="PT00H00M02.638S">
            <text:p>00:00:02,638</text:p>
          </table:table-cell>
          <table:table-cell table:style-name="ce6"/>
          <table:table-cell office:value-type="string">
            <text:p>Term 4 (EL4132) (1003)' Communication re-established</text:p>
          </table:table-cell>
          <table:table-cell table:number-columns-repeated="3"/>
        </table:table-row>
        <table:table-row table:style-name="ro2">
          <table:table-cell office:value-type="string">
            <text:p>Hint</text:p>
          </table:table-cell>
          <table:table-cell/>
          <table:table-cell table:style-name="ce2" office:value-type="string">
            <text:p>20:32:31</text:p>
          </table:table-cell>
          <table:table-cell office:value-type="float" office:value="506">
            <text:p>506</text:p>
          </table:table-cell>
          <table:table-cell table:formula="of:=CONCATENATE([.C22:.C22];IF([.D22]&gt;99;&quot;,&quot;;&quot;,0&quot;);[.D22:.D22])" office:value-type="string" office:string-value="20:32:31,506">
            <text:p>20:32:31,506</text:p>
          </table:table-cell>
          <table:table-cell table:formula="of:=IF([.E22]-[.E23]&gt;0;[.E22]-[.E23];&quot;&quot;)" office:value-type="time" office:time-value="PT00H00M02.634S">
            <text:p>00:00:02,634</text:p>
          </table:table-cell>
          <table:table-cell table:style-name="ce6"/>
          <table:table-cell office:value-type="string">
            <text:p>Term 3 (EK1100) (1002)' Communication re-established</text:p>
          </table:table-cell>
          <table:table-cell table:number-columns-repeated="3"/>
        </table:table-row>
        <table:table-row table:style-name="ro2">
          <table:table-cell office:value-type="string">
            <text:p>Warning</text:p>
          </table:table-cell>
          <table:table-cell/>
          <table:table-cell table:style-name="ce2" office:value-type="string">
            <text:p>20:32:28</text:p>
          </table:table-cell>
          <table:table-cell office:value-type="float" office:value="872">
            <text:p>872</text:p>
          </table:table-cell>
          <table:table-cell table:formula="of:=CONCATENATE([.C23:.C23];IF([.D23]&gt;99;&quot;,&quot;;&quot;,0&quot;);[.D23:.D23])" office:value-type="string" office:string-value="20:32:28,872">
            <text:p>20:32:28,872</text:p>
          </table:table-cell>
          <table:table-cell table:number-columns-repeated="2"/>
          <table:table-cell office:value-type="string">
            <text:p>Term 3 (EK1100) (1002) - Term 8 (EL3102) (1007)' Communication interrupted</text:p>
          </table:table-cell>
          <table:table-cell table:number-columns-repeated="3"/>
        </table:table-row>
        <table:table-row table:style-name="ro2">
          <table:table-cell office:value-type="string">
            <text:p>Hint</text:p>
          </table:table-cell>
          <table:table-cell/>
          <table:table-cell table:style-name="ce2" office:value-type="string">
            <text:p>12:23:36</text:p>
          </table:table-cell>
          <table:table-cell office:value-type="float" office:value="73">
            <text:p>73</text:p>
          </table:table-cell>
          <table:table-cell table:formula="of:=CONCATENATE([.C24:.C24];IF([.D24]&gt;99;&quot;,&quot;;&quot;,0&quot;);[.D24:.D24])" office:value-type="string" office:string-value="12:23:36,073">
            <text:p>12:23:36,073</text:p>
          </table:table-cell>
          <table:table-cell table:formula="of:=IF([.E24]-[.E30]&gt;0;[.E24]-[.E30];&quot;&quot;)" office:value-type="time" office:time-value="PT00H00M02.782S">
            <text:p>00:00:02,782</text:p>
          </table:table-cell>
          <table:table-cell/>
          <table:table-cell table:style-name="ce2" office:value-type="string">
            <text:p>'Term 8 (EL3102) (1007)' Communication re-established</text:p>
          </table:table-cell>
          <table:table-cell table:number-columns-repeated="3"/>
        </table:table-row>
        <table:table-row table:style-name="ro2">
          <table:table-cell office:value-type="string">
            <text:p>Hint</text:p>
          </table:table-cell>
          <table:table-cell/>
          <table:table-cell table:style-name="ce2" office:value-type="string">
            <text:p>12:23:36</text:p>
          </table:table-cell>
          <table:table-cell office:value-type="float" office:value="69">
            <text:p>69</text:p>
          </table:table-cell>
          <table:table-cell table:formula="of:=CONCATENATE([.C25:.C25];IF([.D25]&gt;99;&quot;,&quot;;&quot;,0&quot;);[.D25:.D25])" office:value-type="string" office:string-value="12:23:36,069">
            <text:p>12:23:36,069</text:p>
          </table:table-cell>
          <table:table-cell table:formula="of:=IF([.E25]-[.E30]&gt;0;[.E25]-[.E30];&quot;&quot;)" office:value-type="time" office:time-value="PT00H00M02.778S">
            <text:p>00:00:02,778</text:p>
          </table:table-cell>
          <table:table-cell/>
          <table:table-cell table:style-name="ce2" office:value-type="string">
            <text:p>'Zielone (EL2004) (1006)' Communication re-established</text:p>
          </table:table-cell>
          <table:table-cell table:number-columns-repeated="3"/>
        </table:table-row>
        <table:table-row table:style-name="ro2">
          <table:table-cell office:value-type="string">
            <text:p>Hint</text:p>
          </table:table-cell>
          <table:table-cell/>
          <table:table-cell table:style-name="ce2" office:value-type="string">
            <text:p>12:23:36</text:p>
          </table:table-cell>
          <table:table-cell office:value-type="float" office:value="65">
            <text:p>65</text:p>
          </table:table-cell>
          <table:table-cell table:formula="of:=CONCATENATE([.C26:.C26];IF([.D26]&gt;99;&quot;,&quot;;&quot;,0&quot;);[.D26:.D26])" office:value-type="string" office:string-value="12:23:36,065">
            <text:p>12:23:36,065</text:p>
          </table:table-cell>
          <table:table-cell table:formula="of:=IF([.E26]-[.E30]&gt;0;[.E26]-[.E30];&quot;&quot;)" office:value-type="time" office:time-value="PT00H00M02.774S">
            <text:p>00:00:02,774</text:p>
          </table:table-cell>
          <table:table-cell/>
          <table:table-cell table:style-name="ce2" office:value-type="string">
            <text:p>'Czerwone (EL2004) (1005)' Communication re-established</text:p>
          </table:table-cell>
          <table:table-cell table:number-columns-repeated="3"/>
        </table:table-row>
        <table:table-row table:style-name="ro2">
          <table:table-cell office:value-type="string">
            <text:p>Hint</text:p>
          </table:table-cell>
          <table:table-cell/>
          <table:table-cell table:style-name="ce2" office:value-type="string">
            <text:p>12:23:36</text:p>
          </table:table-cell>
          <table:table-cell office:value-type="float" office:value="63">
            <text:p>63</text:p>
          </table:table-cell>
          <table:table-cell table:formula="of:=CONCATENATE([.C27:.C27];IF([.D27]&gt;99;&quot;,&quot;;&quot;,0&quot;);[.D27:.D27])" office:value-type="string" office:string-value="12:23:36,063">
            <text:p>12:23:36,063</text:p>
          </table:table-cell>
          <table:table-cell table:formula="of:=IF([.E27]-[.E30]&gt;0;[.E27]-[.E30];&quot;&quot;)" office:value-type="time" office:time-value="PT00H00M02.772S">
            <text:p>00:00:02,772</text:p>
          </table:table-cell>
          <table:table-cell/>
          <table:table-cell table:style-name="ce2" office:value-type="string">
            <text:p>'Przyciski (EL1004) (1004)' Communication re-established</text:p>
          </table:table-cell>
          <table:table-cell table:number-columns-repeated="3"/>
        </table:table-row>
        <table:table-row table:style-name="ro2">
          <table:table-cell office:value-type="string">
            <text:p>Hint</text:p>
          </table:table-cell>
          <table:table-cell/>
          <table:table-cell table:style-name="ce2" office:value-type="string">
            <text:p>12:23:36</text:p>
          </table:table-cell>
          <table:table-cell office:value-type="float" office:value="59">
            <text:p>59</text:p>
          </table:table-cell>
          <table:table-cell table:formula="of:=CONCATENATE([.C28:.C28];IF([.D28]&gt;99;&quot;,&quot;;&quot;,0&quot;);[.D28:.D28])" office:value-type="string" office:string-value="12:23:36,059">
            <text:p>12:23:36,059</text:p>
          </table:table-cell>
          <table:table-cell table:formula="of:=IF([.E28]-[.E30]&gt;0;[.E28]-[.E30];&quot;&quot;)" office:value-type="time" office:time-value="PT00H00M02.768S">
            <text:p>00:00:02,768</text:p>
          </table:table-cell>
          <table:table-cell/>
          <table:table-cell table:style-name="ce2" office:value-type="string">
            <text:p>'Term 4 (EL4132) (1003)' Communication re-established</text:p>
          </table:table-cell>
          <table:table-cell table:number-columns-repeated="3"/>
        </table:table-row>
        <table:table-row table:style-name="ro2">
          <table:table-cell office:value-type="string">
            <text:p>Hint</text:p>
          </table:table-cell>
          <table:table-cell/>
          <table:table-cell table:style-name="ce2" office:value-type="string">
            <text:p>12:23:36</text:p>
          </table:table-cell>
          <table:table-cell office:value-type="float" office:value="55">
            <text:p>55</text:p>
          </table:table-cell>
          <table:table-cell table:formula="of:=CONCATENATE([.C29:.C29];IF([.D29]&gt;99;&quot;,&quot;;&quot;,0&quot;);[.D29:.D29])" office:value-type="string" office:string-value="12:23:36,055">
            <text:p>12:23:36,055</text:p>
          </table:table-cell>
          <table:table-cell table:formula="of:=IF([.E29]-[.E30]&gt;0;[.E29]-[.E30];&quot;&quot;)" office:value-type="time" office:time-value="PT00H00M02.764S">
            <text:p>00:00:02,764</text:p>
          </table:table-cell>
          <table:table-cell/>
          <table:table-cell table:style-name="ce2" office:value-type="string">
            <text:p>'Term 3 (EK1100) (1002)' Communication re-established</text:p>
          </table:table-cell>
          <table:table-cell table:number-columns-repeated="3"/>
        </table:table-row>
        <table:table-row table:style-name="ro2">
          <table:table-cell office:value-type="string">
            <text:p>Warning</text:p>
          </table:table-cell>
          <table:table-cell/>
          <table:table-cell table:style-name="ce2" office:value-type="string">
            <text:p>12:23:33</text:p>
          </table:table-cell>
          <table:table-cell office:value-type="float" office:value="291">
            <text:p>291</text:p>
          </table:table-cell>
          <table:table-cell table:formula="of:=CONCATENATE([.C30:.C30];IF([.D30]&gt;99;&quot;,&quot;;&quot;,0&quot;);[.D30:.D30])" office:value-type="string" office:string-value="12:23:33,291">
            <text:p>12:23:33,291</text:p>
          </table:table-cell>
          <table:table-cell table:number-columns-repeated="2"/>
          <table:table-cell table:style-name="ce2" office:value-type="string">
            <text:p>'Term 3 (EK1100) (1002) - Term 8 (EL3102) (1007)' Communication interrupted</text:p>
          </table:table-cell>
          <table:table-cell table:number-columns-repeated="3"/>
        </table:table-row>
        <table:table-row table:style-name="ro2">
          <table:table-cell office:value-type="string">
            <text:p>Hint</text:p>
          </table:table-cell>
          <table:table-cell/>
          <table:table-cell table:style-name="ce2" office:value-type="string">
            <text:p>12:23:32</text:p>
          </table:table-cell>
          <table:table-cell office:value-type="float" office:value="133">
            <text:p>133</text:p>
          </table:table-cell>
          <table:table-cell table:formula="of:=CONCATENATE([.C31:.C31];IF([.D31]&gt;99;&quot;,&quot;;&quot;,0&quot;);[.D31:.D31])" office:value-type="string" office:string-value="12:23:32,133">
            <text:p>12:23:32,133</text:p>
          </table:table-cell>
          <table:table-cell table:formula="of:=IF([.E31]-[.E37]&gt;0;[.E31]-[.E37];&quot;&quot;)" office:value-type="time" office:time-value="PT00H00M02.688S">
            <text:p>00:00:02,688</text:p>
          </table:table-cell>
          <table:table-cell/>
          <table:table-cell table:style-name="ce2" office:value-type="string">
            <text:p>'Term 8 (EL3102) (1007)' Communication re-established</text:p>
          </table:table-cell>
          <table:table-cell table:number-columns-repeated="3"/>
        </table:table-row>
        <table:table-row table:style-name="ro2">
          <table:table-cell office:value-type="string">
            <text:p>Hint</text:p>
          </table:table-cell>
          <table:table-cell/>
          <table:table-cell table:style-name="ce2" office:value-type="string">
            <text:p>12:23:32</text:p>
          </table:table-cell>
          <table:table-cell office:value-type="float" office:value="129">
            <text:p>129</text:p>
          </table:table-cell>
          <table:table-cell table:formula="of:=CONCATENATE([.C32:.C32];IF([.D32]&gt;99;&quot;,&quot;;&quot;,0&quot;);[.D32:.D32])" office:value-type="string" office:string-value="12:23:32,129">
            <text:p>12:23:32,129</text:p>
          </table:table-cell>
          <table:table-cell table:formula="of:=IF([.E32]-[.E37]&gt;0;[.E32]-[.E37];&quot;&quot;)" office:value-type="time" office:time-value="PT00H00M02.684S">
            <text:p>00:00:02,684</text:p>
          </table:table-cell>
          <table:table-cell/>
          <table:table-cell table:style-name="ce2" office:value-type="string">
            <text:p>'Zielone (EL2004) (1006)' Communication re-established</text:p>
          </table:table-cell>
          <table:table-cell table:number-columns-repeated="3"/>
        </table:table-row>
        <table:table-row table:style-name="ro2">
          <table:table-cell office:value-type="string">
            <text:p>Hint</text:p>
          </table:table-cell>
          <table:table-cell/>
          <table:table-cell table:style-name="ce2" office:value-type="string">
            <text:p>12:23:32</text:p>
          </table:table-cell>
          <table:table-cell office:value-type="float" office:value="125">
            <text:p>125</text:p>
          </table:table-cell>
          <table:table-cell table:formula="of:=CONCATENATE([.C33:.C33];IF([.D33]&gt;99;&quot;,&quot;;&quot;,0&quot;);[.D33:.D33])" office:value-type="string" office:string-value="12:23:32,125">
            <text:p>12:23:32,125</text:p>
          </table:table-cell>
          <table:table-cell table:formula="of:=IF([.E33]-[.E37]&gt;0;[.E33]-[.E37];&quot;&quot;)" office:value-type="time" office:time-value="PT00H00M02.68S">
            <text:p>00:00:02,680</text:p>
          </table:table-cell>
          <table:table-cell/>
          <table:table-cell table:style-name="ce2" office:value-type="string">
            <text:p>'Czerwone (EL2004) (1005)' Communication re-established</text:p>
          </table:table-cell>
          <table:table-cell table:number-columns-repeated="3"/>
        </table:table-row>
        <table:table-row table:style-name="ro2">
          <table:table-cell office:value-type="string">
            <text:p>Hint</text:p>
          </table:table-cell>
          <table:table-cell/>
          <table:table-cell table:style-name="ce2" office:value-type="string">
            <text:p>12:23:32</text:p>
          </table:table-cell>
          <table:table-cell office:value-type="float" office:value="123">
            <text:p>123</text:p>
          </table:table-cell>
          <table:table-cell table:formula="of:=CONCATENATE([.C34:.C34];IF([.D34]&gt;99;&quot;,&quot;;&quot;,0&quot;);[.D34:.D34])" office:value-type="string" office:string-value="12:23:32,123">
            <text:p>12:23:32,123</text:p>
          </table:table-cell>
          <table:table-cell table:formula="of:=IF([.E34]-[.E37]&gt;0;[.E34]-[.E37];&quot;&quot;)" office:value-type="time" office:time-value="PT00H00M02.678S">
            <text:p>00:00:02,678</text:p>
          </table:table-cell>
          <table:table-cell/>
          <table:table-cell table:style-name="ce2" office:value-type="string">
            <text:p>'Przyciski (EL1004) (1004)' Communication re-established</text:p>
          </table:table-cell>
          <table:table-cell table:number-columns-repeated="3"/>
        </table:table-row>
        <table:table-row table:style-name="ro2">
          <table:table-cell office:value-type="string">
            <text:p>Hint</text:p>
          </table:table-cell>
          <table:table-cell/>
          <table:table-cell table:style-name="ce2" office:value-type="string">
            <text:p>12:23:32</text:p>
          </table:table-cell>
          <table:table-cell office:value-type="float" office:value="119">
            <text:p>119</text:p>
          </table:table-cell>
          <table:table-cell table:formula="of:=CONCATENATE([.C35:.C35];IF([.D35]&gt;99;&quot;,&quot;;&quot;,0&quot;);[.D35:.D35])" office:value-type="string" office:string-value="12:23:32,119">
            <text:p>12:23:32,119</text:p>
          </table:table-cell>
          <table:table-cell table:formula="of:=IF([.E35]-[.E37]&gt;0;[.E35]-[.E37];&quot;&quot;)" office:value-type="time" office:time-value="PT00H00M02.674S">
            <text:p>00:00:02,674</text:p>
          </table:table-cell>
          <table:table-cell/>
          <table:table-cell table:style-name="ce2" office:value-type="string">
            <text:p>'Term 4 (EL4132) (1003)' Communication re-established</text:p>
          </table:table-cell>
          <table:table-cell table:number-columns-repeated="3"/>
        </table:table-row>
        <table:table-row table:style-name="ro2">
          <table:table-cell office:value-type="string">
            <text:p>Hint</text:p>
          </table:table-cell>
          <table:table-cell/>
          <table:table-cell table:style-name="ce2" office:value-type="string">
            <text:p>12:23:32</text:p>
          </table:table-cell>
          <table:table-cell office:value-type="float" office:value="115">
            <text:p>115</text:p>
          </table:table-cell>
          <table:table-cell table:formula="of:=CONCATENATE([.C36:.C36];IF([.D36]&gt;99;&quot;,&quot;;&quot;,0&quot;);[.D36:.D36])" office:value-type="string" office:string-value="12:23:32,115">
            <text:p>12:23:32,115</text:p>
          </table:table-cell>
          <table:table-cell table:formula="of:=IF([.E36]-[.E37]&gt;0;[.E36]-[.E37];&quot;&quot;)" office:value-type="time" office:time-value="PT00H00M02.67S">
            <text:p>00:00:02,670</text:p>
          </table:table-cell>
          <table:table-cell/>
          <table:table-cell table:style-name="ce2" office:value-type="string">
            <text:p>'Term 3 (EK1100) (1002)' Communication re-established</text:p>
          </table:table-cell>
          <table:table-cell table:number-columns-repeated="3"/>
        </table:table-row>
        <table:table-row table:style-name="ro2">
          <table:table-cell office:value-type="string">
            <text:p>Warning</text:p>
          </table:table-cell>
          <table:table-cell/>
          <table:table-cell table:style-name="ce2" office:value-type="string">
            <text:p>12:23:29</text:p>
          </table:table-cell>
          <table:table-cell office:value-type="float" office:value="445">
            <text:p>445</text:p>
          </table:table-cell>
          <table:table-cell table:formula="of:=CONCATENATE([.C37:.C37];IF([.D37]&gt;99;&quot;,&quot;;&quot;,0&quot;);[.D37:.D37])" office:value-type="string" office:string-value="12:23:29,445">
            <text:p>12:23:29,445</text:p>
          </table:table-cell>
          <table:table-cell table:number-columns-repeated="2"/>
          <table:table-cell table:style-name="ce2" office:value-type="string">
            <text:p>'Term 3 (EK1100) (1002) - Term 8 (EL3102) (1007)' Communication interrupted</text:p>
          </table:table-cell>
          <table:table-cell table:number-columns-repeated="3"/>
        </table:table-row>
        <table:table-row table:style-name="ro2">
          <table:table-cell office:value-type="string">
            <text:p>Hint</text:p>
          </table:table-cell>
          <table:table-cell/>
          <table:table-cell table:style-name="ce2" office:value-type="string">
            <text:p>12:23:28</text:p>
          </table:table-cell>
          <table:table-cell office:value-type="float" office:value="373">
            <text:p>373</text:p>
          </table:table-cell>
          <table:table-cell table:formula="of:=CONCATENATE([.C38:.C38];IF([.D38]&gt;99;&quot;,&quot;;&quot;,0&quot;);[.D38:.D38])" office:value-type="string" office:string-value="12:23:28,373">
            <text:p>12:23:28,373</text:p>
          </table:table-cell>
          <table:table-cell table:formula="of:=IF([.E38]-[.E44]&gt;0;[.E38]-[.E44];&quot;&quot;)" office:value-type="time" office:time-value="PT00H00M02.662S">
            <text:p>00:00:02,662</text:p>
          </table:table-cell>
          <table:table-cell/>
          <table:table-cell table:style-name="ce2" office:value-type="string">
            <text:p>'Term 8 (EL3102) (1007)' Communication re-established</text:p>
          </table:table-cell>
          <table:table-cell table:number-columns-repeated="3"/>
        </table:table-row>
        <table:table-row table:style-name="ro2">
          <table:table-cell office:value-type="string">
            <text:p>Hint</text:p>
          </table:table-cell>
          <table:table-cell/>
          <table:table-cell table:style-name="ce2" office:value-type="string">
            <text:p>12:23:28</text:p>
          </table:table-cell>
          <table:table-cell office:value-type="float" office:value="369">
            <text:p>369</text:p>
          </table:table-cell>
          <table:table-cell table:formula="of:=CONCATENATE([.C39:.C39];IF([.D39]&gt;99;&quot;,&quot;;&quot;,0&quot;);[.D39:.D39])" office:value-type="string" office:string-value="12:23:28,369">
            <text:p>12:23:28,369</text:p>
          </table:table-cell>
          <table:table-cell table:formula="of:=IF([.E39]-[.E44]&gt;0;[.E39]-[.E44];&quot;&quot;)" office:value-type="time" office:time-value="PT00H00M02.658S">
            <text:p>00:00:02,658</text:p>
          </table:table-cell>
          <table:table-cell/>
          <table:table-cell table:style-name="ce2" office:value-type="string">
            <text:p>'Zielone (EL2004) (1006)' Communication re-established</text:p>
          </table:table-cell>
          <table:table-cell table:number-columns-repeated="3"/>
        </table:table-row>
        <table:table-row table:style-name="ro2">
          <table:table-cell office:value-type="string">
            <text:p>Hint</text:p>
          </table:table-cell>
          <table:table-cell/>
          <table:table-cell table:style-name="ce2" office:value-type="string">
            <text:p>12:23:28</text:p>
          </table:table-cell>
          <table:table-cell office:value-type="float" office:value="365">
            <text:p>365</text:p>
          </table:table-cell>
          <table:table-cell table:formula="of:=CONCATENATE([.C40:.C40];IF([.D40]&gt;99;&quot;,&quot;;&quot;,0&quot;);[.D40:.D40])" office:value-type="string" office:string-value="12:23:28,365">
            <text:p>12:23:28,365</text:p>
          </table:table-cell>
          <table:table-cell table:formula="of:=IF([.E40]-[.E44]&gt;0;[.E40]-[.E44];&quot;&quot;)" office:value-type="time" office:time-value="PT00H00M02.654S">
            <text:p>00:00:02,654</text:p>
          </table:table-cell>
          <table:table-cell/>
          <table:table-cell table:style-name="ce2" office:value-type="string">
            <text:p>'Czerwone (EL2004) (1005)' Communication re-established</text:p>
          </table:table-cell>
          <table:table-cell table:number-columns-repeated="3"/>
        </table:table-row>
        <table:table-row table:style-name="ro2">
          <table:table-cell office:value-type="string">
            <text:p>Hint</text:p>
          </table:table-cell>
          <table:table-cell/>
          <table:table-cell table:style-name="ce2" office:value-type="string">
            <text:p>12:23:28</text:p>
          </table:table-cell>
          <table:table-cell office:value-type="float" office:value="363">
            <text:p>363</text:p>
          </table:table-cell>
          <table:table-cell table:formula="of:=CONCATENATE([.C41:.C41];IF([.D41]&gt;99;&quot;,&quot;;&quot;,0&quot;);[.D41:.D41])" office:value-type="string" office:string-value="12:23:28,363">
            <text:p>12:23:28,363</text:p>
          </table:table-cell>
          <table:table-cell table:formula="of:=IF([.E41]-[.E44]&gt;0;[.E41]-[.E44];&quot;&quot;)" office:value-type="time" office:time-value="PT00H00M02.652S">
            <text:p>00:00:02,652</text:p>
          </table:table-cell>
          <table:table-cell/>
          <table:table-cell table:style-name="ce2" office:value-type="string">
            <text:p>'Przyciski (EL1004) (1004)' Communication re-established</text:p>
          </table:table-cell>
          <table:table-cell table:number-columns-repeated="3"/>
        </table:table-row>
        <table:table-row table:style-name="ro2">
          <table:table-cell office:value-type="string">
            <text:p>Hint</text:p>
          </table:table-cell>
          <table:table-cell/>
          <table:table-cell table:style-name="ce2" office:value-type="string">
            <text:p>12:23:28</text:p>
          </table:table-cell>
          <table:table-cell office:value-type="float" office:value="359">
            <text:p>359</text:p>
          </table:table-cell>
          <table:table-cell table:formula="of:=CONCATENATE([.C42:.C42];IF([.D42]&gt;99;&quot;,&quot;;&quot;,0&quot;);[.D42:.D42])" office:value-type="string" office:string-value="12:23:28,359">
            <text:p>12:23:28,359</text:p>
          </table:table-cell>
          <table:table-cell table:formula="of:=IF([.E42]-[.E44]&gt;0;[.E42]-[.E44];&quot;&quot;)" office:value-type="time" office:time-value="PT00H00M02.648S">
            <text:p>00:00:02,648</text:p>
          </table:table-cell>
          <table:table-cell/>
          <table:table-cell table:style-name="ce2" office:value-type="string">
            <text:p>'Term 4 (EL4132) (1003)' Communication re-established</text:p>
          </table:table-cell>
          <table:table-cell table:number-columns-repeated="3"/>
        </table:table-row>
        <table:table-row table:style-name="ro2">
          <table:table-cell office:value-type="string">
            <text:p>Hint</text:p>
          </table:table-cell>
          <table:table-cell/>
          <table:table-cell table:style-name="ce2" office:value-type="string">
            <text:p>12:23:28</text:p>
          </table:table-cell>
          <table:table-cell office:value-type="float" office:value="355">
            <text:p>355</text:p>
          </table:table-cell>
          <table:table-cell table:formula="of:=CONCATENATE([.C43:.C43];IF([.D43]&gt;99;&quot;,&quot;;&quot;,0&quot;);[.D43:.D43])" office:value-type="string" office:string-value="12:23:28,355">
            <text:p>12:23:28,355</text:p>
          </table:table-cell>
          <table:table-cell table:formula="of:=IF([.E43]-[.E44]&gt;0;[.E43]-[.E44];&quot;&quot;)" office:value-type="time" office:time-value="PT00H00M02.644S">
            <text:p>00:00:02,644</text:p>
          </table:table-cell>
          <table:table-cell/>
          <table:table-cell table:style-name="ce2" office:value-type="string">
            <text:p>'Term 3 (EK1100) (1002)' Communication re-established</text:p>
          </table:table-cell>
          <table:table-cell table:number-columns-repeated="3"/>
        </table:table-row>
        <table:table-row table:style-name="ro2">
          <table:table-cell office:value-type="string">
            <text:p>Warning</text:p>
          </table:table-cell>
          <table:table-cell/>
          <table:table-cell table:style-name="ce2" office:value-type="string">
            <text:p>12:23:25</text:p>
          </table:table-cell>
          <table:table-cell office:value-type="float" office:value="711">
            <text:p>711</text:p>
          </table:table-cell>
          <table:table-cell table:formula="of:=CONCATENATE([.C44:.C44];IF([.D44]&gt;99;&quot;,&quot;;&quot;,0&quot;);[.D44:.D44])" office:value-type="string" office:string-value="12:23:25,711">
            <text:p>12:23:25,711</text:p>
          </table:table-cell>
          <table:table-cell table:number-columns-repeated="2"/>
          <table:table-cell table:style-name="ce2" office:value-type="string">
            <text:p>'Term 3 (EK1100) (1002) - Term 8 (EL3102) (1007)' Communication interrupted</text:p>
          </table:table-cell>
          <table:table-cell table:number-columns-repeated="3"/>
        </table:table-row>
        <table:table-row table:style-name="ro2">
          <table:table-cell office:value-type="string">
            <text:p>Hint</text:p>
          </table:table-cell>
          <table:table-cell/>
          <table:table-cell table:style-name="ce2" office:value-type="string">
            <text:p>12:23:16</text:p>
          </table:table-cell>
          <table:table-cell office:value-type="float" office:value="343">
            <text:p>343</text:p>
          </table:table-cell>
          <table:table-cell table:formula="of:=CONCATENATE([.C45:.C45];IF([.D45]&gt;99;&quot;,&quot;;&quot;,0&quot;);[.D45:.D45])" office:value-type="string" office:string-value="12:23:16,343">
            <text:p>12:23:16,343</text:p>
          </table:table-cell>
          <table:table-cell table:formula="of:=IF([.E45]-[.E51]&gt;0;[.E45]-[.E51];&quot;&quot;)" office:value-type="time" office:time-value="PT00H00M02.812S">
            <text:p>00:00:02,812</text:p>
          </table:table-cell>
          <table:table-cell/>
          <table:table-cell table:style-name="ce2" office:value-type="string">
            <text:p>'Term 8 (EL3102) (1007)' Communication re-established</text:p>
          </table:table-cell>
          <table:table-cell table:number-columns-repeated="3"/>
        </table:table-row>
        <table:table-row table:style-name="ro2">
          <table:table-cell office:value-type="string">
            <text:p>Hint</text:p>
          </table:table-cell>
          <table:table-cell/>
          <table:table-cell table:style-name="ce2" office:value-type="string">
            <text:p>12:23:16</text:p>
          </table:table-cell>
          <table:table-cell office:value-type="float" office:value="339">
            <text:p>339</text:p>
          </table:table-cell>
          <table:table-cell table:formula="of:=CONCATENATE([.C46:.C46];IF([.D46]&gt;99;&quot;,&quot;;&quot;,0&quot;);[.D46:.D46])" office:value-type="string" office:string-value="12:23:16,339">
            <text:p>12:23:16,339</text:p>
          </table:table-cell>
          <table:table-cell table:formula="of:=IF([.E46]-[.E51]&gt;0;[.E46]-[.E51];&quot;&quot;)" office:value-type="time" office:time-value="PT00H00M02.808S">
            <text:p>00:00:02,808</text:p>
          </table:table-cell>
          <table:table-cell/>
          <table:table-cell table:style-name="ce2" office:value-type="string">
            <text:p>'Zielone (EL2004) (1006)' Communication re-established</text:p>
          </table:table-cell>
          <table:table-cell table:number-columns-repeated="3"/>
        </table:table-row>
        <table:table-row table:style-name="ro2">
          <table:table-cell office:value-type="string">
            <text:p>Hint</text:p>
          </table:table-cell>
          <table:table-cell/>
          <table:table-cell table:style-name="ce2" office:value-type="string">
            <text:p>12:23:16</text:p>
          </table:table-cell>
          <table:table-cell office:value-type="float" office:value="335">
            <text:p>335</text:p>
          </table:table-cell>
          <table:table-cell table:formula="of:=CONCATENATE([.C47:.C47];IF([.D47]&gt;99;&quot;,&quot;;&quot;,0&quot;);[.D47:.D47])" office:value-type="string" office:string-value="12:23:16,335">
            <text:p>12:23:16,335</text:p>
          </table:table-cell>
          <table:table-cell table:formula="of:=IF([.E47]-[.E51]&gt;0;[.E47]-[.E51];&quot;&quot;)" office:value-type="time" office:time-value="PT00H00M02.804S">
            <text:p>00:00:02,804</text:p>
          </table:table-cell>
          <table:table-cell/>
          <table:table-cell table:style-name="ce2" office:value-type="string">
            <text:p>'Czerwone (EL2004) (1005)' Communication re-established</text:p>
          </table:table-cell>
          <table:table-cell table:number-columns-repeated="3"/>
        </table:table-row>
        <table:table-row table:style-name="ro2">
          <table:table-cell office:value-type="string">
            <text:p>Hint</text:p>
          </table:table-cell>
          <table:table-cell/>
          <table:table-cell table:style-name="ce2" office:value-type="string">
            <text:p>12:23:16</text:p>
          </table:table-cell>
          <table:table-cell office:value-type="float" office:value="333">
            <text:p>333</text:p>
          </table:table-cell>
          <table:table-cell table:formula="of:=CONCATENATE([.C48:.C48];IF([.D48]&gt;99;&quot;,&quot;;&quot;,0&quot;);[.D48:.D48])" office:value-type="string" office:string-value="12:23:16,333">
            <text:p>12:23:16,333</text:p>
          </table:table-cell>
          <table:table-cell table:formula="of:=IF([.E48]-[.E51]&gt;0;[.E48]-[.E51];&quot;&quot;)" office:value-type="time" office:time-value="PT00H00M02.802S">
            <text:p>00:00:02,802</text:p>
          </table:table-cell>
          <table:table-cell/>
          <table:table-cell table:style-name="ce2" office:value-type="string">
            <text:p>'Przyciski (EL1004) (1004)' Communication re-established</text:p>
          </table:table-cell>
          <table:table-cell table:number-columns-repeated="3"/>
        </table:table-row>
        <table:table-row table:style-name="ro2">
          <table:table-cell office:value-type="string">
            <text:p>Hint</text:p>
          </table:table-cell>
          <table:table-cell/>
          <table:table-cell table:style-name="ce2" office:value-type="string">
            <text:p>12:23:16</text:p>
          </table:table-cell>
          <table:table-cell office:value-type="float" office:value="329">
            <text:p>329</text:p>
          </table:table-cell>
          <table:table-cell table:formula="of:=CONCATENATE([.C49:.C49];IF([.D49]&gt;99;&quot;,&quot;;&quot;,0&quot;);[.D49:.D49])" office:value-type="string" office:string-value="12:23:16,329">
            <text:p>12:23:16,329</text:p>
          </table:table-cell>
          <table:table-cell table:formula="of:=IF([.E49]-[.E51]&gt;0;[.E49]-[.E51];&quot;&quot;)" office:value-type="time" office:time-value="PT00H00M02.798S">
            <text:p>00:00:02,798</text:p>
          </table:table-cell>
          <table:table-cell/>
          <table:table-cell table:style-name="ce2" office:value-type="string">
            <text:p>'Term 4 (EL4132) (1003)' Communication re-established</text:p>
          </table:table-cell>
          <table:table-cell table:number-columns-repeated="3"/>
        </table:table-row>
        <table:table-row table:style-name="ro2">
          <table:table-cell office:value-type="string">
            <text:p>Hint</text:p>
          </table:table-cell>
          <table:table-cell/>
          <table:table-cell table:style-name="ce2" office:value-type="string">
            <text:p>12:23:16</text:p>
          </table:table-cell>
          <table:table-cell office:value-type="float" office:value="325">
            <text:p>325</text:p>
          </table:table-cell>
          <table:table-cell table:formula="of:=CONCATENATE([.C50:.C50];IF([.D50]&gt;99;&quot;,&quot;;&quot;,0&quot;);[.D50:.D50])" office:value-type="string" office:string-value="12:23:16,325">
            <text:p>12:23:16,325</text:p>
          </table:table-cell>
          <table:table-cell table:formula="of:=IF([.E50]-[.E51]&gt;0;[.E50]-[.E51];&quot;&quot;)" office:value-type="time" office:time-value="PT00H00M02.794S">
            <text:p>00:00:02,794</text:p>
          </table:table-cell>
          <table:table-cell/>
          <table:table-cell table:style-name="ce2" office:value-type="string">
            <text:p>'Term 3 (EK1100) (1002)' Communication re-established</text:p>
          </table:table-cell>
          <table:table-cell table:number-columns-repeated="3"/>
        </table:table-row>
        <table:table-row table:style-name="ro2">
          <table:table-cell office:value-type="string">
            <text:p>Warning</text:p>
          </table:table-cell>
          <table:table-cell/>
          <table:table-cell table:style-name="ce2" office:value-type="string">
            <text:p>12:23:13</text:p>
          </table:table-cell>
          <table:table-cell office:value-type="float" office:value="531">
            <text:p>531</text:p>
          </table:table-cell>
          <table:table-cell table:formula="of:=CONCATENATE([.C51:.C51];IF([.D51]&gt;99;&quot;,&quot;;&quot;,0&quot;);[.D51:.D51])" office:value-type="string" office:string-value="12:23:13,531">
            <text:p>12:23:13,531</text:p>
          </table:table-cell>
          <table:table-cell table:number-columns-repeated="2"/>
          <table:table-cell table:style-name="ce2" office:value-type="string">
            <text:p>'Term 3 (EK1100) (1002) - Term 8 (EL3102) (1007)' Communication interrupted</text:p>
          </table:table-cell>
          <table:table-cell table:number-columns-repeated="3"/>
        </table:table-row>
        <table:table-row table:style-name="ro2" table:number-rows-repeated="4">
          <table:table-cell table:number-columns-repeated="11"/>
        </table:table-row>
        <table:table-row table:style-name="ro2">
          <table:table-cell table:number-columns-repeated="3"/>
          <table:table-cell table:style-name="ce8" table:formula="of:=AVERAGE([.F24:.F54])" office:value-type="time" office:time-value="PT00H00M02.727S">
            <text:p>00:00:02,727</text:p>
          </table:table-cell>
          <table:table-cell table:number-columns-repeated="7"/>
        </table:table-row>
        <table:table-row table:style-name="ro2" table:number-rows-repeated="1048519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Badanie 4.1.3" table:style-name="ta1" table:print="false">
        <table:table-column table:style-name="co1" table:number-columns-repeated="2" table:default-cell-style-name="Default"/>
        <table:table-column table:style-name="co12" table:default-cell-style-name="ce2"/>
        <table:table-column table:style-name="co13" table:default-cell-style-name="Default"/>
        <table:table-column table:style-name="co3" table:default-cell-style-name="Default"/>
        <table:table-column table:style-name="co1" table:default-cell-style-name="ce10"/>
        <table:table-column table:style-name="co1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row table:style-name="ro2">
          <table:table-cell office:value-type="string">
            <text:p>Typ</text:p>
          </table:table-cell>
          <table:table-cell/>
          <table:table-cell table:style-name="ce1" office:value-type="string">
            <text:p>Czas wystąpienia</text:p>
          </table:table-cell>
          <table:table-cell table:style-name="ce1" office:value-type="string">
            <text:p>Czas MSMSMS</text:p>
          </table:table-cell>
          <table:table-cell table:style-name="ce5" office:value-type="string">
            <text:p>Czas wystąpienia</text:p>
          </table:table-cell>
          <table:table-cell table:style-name="ce9" office:value-type="string">
            <text:p>Różnice</text:p>
          </table:table-cell>
          <table:table-cell table:style-name="ce6"/>
          <table:table-cell office:value-type="string">
            <text:p>Treść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1" table:number-columns-repeated="2"/>
          <table:table-cell table:style-name="ce5"/>
          <table:table-cell table:style-name="ce9"/>
          <table:table-cell table:style-name="ce6"/>
          <table:table-cell table:number-columns-repeated="5"/>
        </table:table-row>
        <table:table-row table:style-name="ro2">
          <table:table-cell office:value-type="string">
            <text:p>Hint<text:tab/></text:p>
          </table:table-cell>
          <table:table-cell/>
          <table:table-cell office:value-type="string">
            <text:p>01:13:46</text:p>
          </table:table-cell>
          <table:table-cell office:value-type="float" office:value="678">
            <text:p>678</text:p>
          </table:table-cell>
          <table:table-cell table:formula="of:=CONCATENATE([.C3:.C3];IF([.D3]&gt;99;&quot;,&quot;;&quot;,0&quot;);[.D3:.D3])" office:value-type="string" office:string-value="01:13:46,678">
            <text:p>01:13:46,678</text:p>
          </table:table-cell>
          <table:table-cell table:formula="of:=[.E3]-[.E7]" office:value-type="time" office:time-value="PT00H00M04.863S">
            <text:p>00:00:04,863</text:p>
          </table:table-cell>
          <table:table-cell table:style-name="ce6"/>
          <table:table-cell table:style-name="ce2" office:value-type="string">
            <text:p>'Drive 1 (AX5203-0000-0010) (1001) - Term 8 (EL3102) (1007)' Communication re-established</text:p>
          </table:table-cell>
          <table:table-cell table:number-columns-repeated="4"/>
        </table:table-row>
        <table:table-row table:style-name="ro2">
          <table:table-cell office:value-type="string">
            <text:p>Hint<text:tab/></text:p>
          </table:table-cell>
          <table:table-cell/>
          <table:table-cell office:value-type="string">
            <text:p>01:13:46</text:p>
          </table:table-cell>
          <table:table-cell office:value-type="float" office:value="673">
            <text:p>673</text:p>
          </table:table-cell>
          <table:table-cell table:formula="of:=CONCATENATE([.C4:.C4];IF([.D4]&gt;99;&quot;,&quot;;&quot;,0&quot;);[.D4:.D4])" office:value-type="string" office:string-value="01:13:46,673">
            <text:p>01:13:46,673</text:p>
          </table:table-cell>
          <table:table-cell/>
          <table:table-cell table:style-name="ce6"/>
          <table:table-cell table:style-name="ce2" office:value-type="string">
            <text:p>Device 2 (EtherCAT (v2.10 only): Frame returned -&gt; force reinitialization!</text:p>
          </table:table-cell>
          <table:table-cell table:number-columns-repeated="4"/>
        </table:table-row>
        <table:table-row table:style-name="ro2">
          <table:table-cell office:value-type="string">
            <text:p>Hint<text:tab/>TCIO</text:p>
          </table:table-cell>
          <table:table-cell/>
          <table:table-cell office:value-type="string">
            <text:p>01:13:46</text:p>
          </table:table-cell>
          <table:table-cell office:value-type="float" office:value="662">
            <text:p>662</text:p>
          </table:table-cell>
          <table:table-cell table:formula="of:=CONCATENATE([.C5:.C5];IF([.D5]&gt;99;&quot;,&quot;;&quot;,0&quot;);[.D5:.D5])" office:value-type="string" office:string-value="01:13:46,662">
            <text:p>01:13:46,662</text:p>
          </table:table-cell>
          <table:table-cell/>
          <table:table-cell table:style-name="ce6"/>
          <table:table-cell office:value-type="string">
            <text:p>Device 2 (EtherCAT (v2.10 only): Link detected (100 MBaud)</text:p>
          </table:table-cell>
          <table:table-cell table:number-columns-repeated="4"/>
        </table:table-row>
        <table:table-row table:style-name="ro2">
          <table:table-cell office:value-type="string">
            <text:p>Warning<text:tab/>TCIO</text:p>
          </table:table-cell>
          <table:table-cell/>
          <table:table-cell office:value-type="string">
            <text:p>01:13:42</text:p>
          </table:table-cell>
          <table:table-cell office:value-type="float" office:value="680">
            <text:p>680</text:p>
          </table:table-cell>
          <table:table-cell table:formula="of:=CONCATENATE([.C6:.C6];IF([.D6]&gt;99;&quot;,&quot;;&quot;,0&quot;);[.D6:.D6])" office:value-type="string" office:string-value="01:13:42,680">
            <text:p>01:13:42,680</text:p>
          </table:table-cell>
          <table:table-cell/>
          <table:table-cell table:style-name="ce6"/>
          <table:table-cell office:value-type="string">
            <text:p>Device 2 (EtherCAT (v2.10 only): Link lost</text:p>
          </table:table-cell>
          <table:table-cell table:number-columns-repeated="4"/>
        </table:table-row>
        <table:table-row table:style-name="ro2">
          <table:table-cell office:value-type="string">
            <text:p>Warning<text:tab/></text:p>
          </table:table-cell>
          <table:table-cell/>
          <table:table-cell office:value-type="string">
            <text:p>01:13:41</text:p>
          </table:table-cell>
          <table:table-cell office:value-type="float" office:value="815">
            <text:p>815</text:p>
          </table:table-cell>
          <table:table-cell table:formula="of:=CONCATENATE([.C7:.C7];IF([.D7]&gt;99;&quot;,&quot;;&quot;,0&quot;);[.D7:.D7])" office:value-type="string" office:string-value="01:13:41,815">
            <text:p>01:13:41,815</text:p>
          </table:table-cell>
          <table:table-cell/>
          <table:table-cell table:style-name="ce6"/>
          <table:table-cell office:value-type="string">
            <text:p>Device 2 (EtherCAT (v2.10 only): Frame missed 10 times (frame no. 0)</text:p>
          </table:table-cell>
          <table:table-cell table:number-columns-repeated="4"/>
        </table:table-row>
        <table:table-row table:style-name="ro2">
          <table:table-cell office:value-type="string">
            <text:p>Hint<text:tab/></text:p>
          </table:table-cell>
          <table:table-cell/>
          <table:table-cell office:value-type="string">
            <text:p>01:13:30</text:p>
          </table:table-cell>
          <table:table-cell office:value-type="float" office:value="728">
            <text:p>728</text:p>
          </table:table-cell>
          <table:table-cell table:formula="of:=CONCATENATE([.C8:.C8];IF([.D8]&gt;99;&quot;,&quot;;&quot;,0&quot;);[.D8:.D8])" office:value-type="string" office:string-value="01:13:30,728">
            <text:p>01:13:30,728</text:p>
          </table:table-cell>
          <table:table-cell table:formula="of:=[.E8]-[.E12]" office:value-type="time" office:time-value="PT00H00M04.149S">
            <text:p>00:00:04,149</text:p>
          </table:table-cell>
          <table:table-cell table:style-name="ce6"/>
          <table:table-cell office:value-type="string">
            <text:p>Drive 1 (AX5203-0000-0010) (1001) - Term 8 (EL3102) (1007)' Communication re-established</text:p>
          </table:table-cell>
          <table:table-cell table:number-columns-repeated="3"/>
          <table:table-cell table:style-name="ce10"/>
        </table:table-row>
        <table:table-row table:style-name="ro2">
          <table:table-cell office:value-type="string">
            <text:p>Hint<text:tab/></text:p>
          </table:table-cell>
          <table:table-cell/>
          <table:table-cell office:value-type="string">
            <text:p>01:13:30</text:p>
          </table:table-cell>
          <table:table-cell office:value-type="float" office:value="723">
            <text:p>723</text:p>
          </table:table-cell>
          <table:table-cell table:formula="of:=CONCATENATE([.C9:.C9];IF([.D9]&gt;99;&quot;,&quot;;&quot;,0&quot;);[.D9:.D9])" office:value-type="string" office:string-value="01:13:30,723">
            <text:p>01:13:30,723</text:p>
          </table:table-cell>
          <table:table-cell/>
          <table:table-cell table:style-name="ce6"/>
          <table:table-cell office:value-type="string">
            <text:p>Device 2 (EtherCAT (v2.10 only): Frame returned -&gt; force reinitialization!</text:p>
          </table:table-cell>
          <table:table-cell table:number-columns-repeated="3"/>
          <table:table-cell table:style-name="ce10"/>
        </table:table-row>
        <table:table-row table:style-name="ro2">
          <table:table-cell office:value-type="string">
            <text:p>Hint<text:tab/>TCIO</text:p>
          </table:table-cell>
          <table:table-cell/>
          <table:table-cell office:value-type="string">
            <text:p>01:13:30</text:p>
          </table:table-cell>
          <table:table-cell office:value-type="float" office:value="711">
            <text:p>711</text:p>
          </table:table-cell>
          <table:table-cell table:formula="of:=CONCATENATE([.C10:.C10];IF([.D10]&gt;99;&quot;,&quot;;&quot;,0&quot;);[.D10:.D10])" office:value-type="string" office:string-value="01:13:30,711">
            <text:p>01:13:30,711</text:p>
          </table:table-cell>
          <table:table-cell table:number-columns-repeated="2"/>
          <table:table-cell office:value-type="string">
            <text:p>Device 2 (EtherCAT (v2.10 only): Link detected (100 MBaud)</text:p>
          </table:table-cell>
          <table:table-cell table:number-columns-repeated="3"/>
          <table:table-cell table:style-name="ce10"/>
        </table:table-row>
        <table:table-row table:style-name="ro2">
          <table:table-cell office:value-type="string">
            <text:p>Warning<text:tab/>TCIO</text:p>
          </table:table-cell>
          <table:table-cell/>
          <table:table-cell office:value-type="string">
            <text:p>01:13:26</text:p>
          </table:table-cell>
          <table:table-cell office:value-type="float" office:value="630">
            <text:p>630</text:p>
          </table:table-cell>
          <table:table-cell table:formula="of:=CONCATENATE([.C11:.C11];IF([.D11]&gt;99;&quot;,&quot;;&quot;,0&quot;);[.D11:.D11])" office:value-type="string" office:string-value="01:13:26,630">
            <text:p>01:13:26,630</text:p>
          </table:table-cell>
          <table:table-cell table:number-columns-repeated="2"/>
          <table:table-cell office:value-type="string">
            <text:p>Device 2 (EtherCAT (v2.10 only): Link lost</text:p>
          </table:table-cell>
          <table:table-cell table:number-columns-repeated="3"/>
          <table:table-cell table:style-name="ce10"/>
        </table:table-row>
        <table:table-row table:style-name="ro2">
          <table:table-cell office:value-type="string">
            <text:p>Warning<text:tab/></text:p>
          </table:table-cell>
          <table:table-cell/>
          <table:table-cell office:value-type="string">
            <text:p>01:13:26</text:p>
          </table:table-cell>
          <table:table-cell office:value-type="float" office:value="579">
            <text:p>579</text:p>
          </table:table-cell>
          <table:table-cell table:formula="of:=CONCATENATE([.C12:.C12];IF([.D12]&gt;99;&quot;,&quot;;&quot;,0&quot;);[.D12:.D12])" office:value-type="string" office:string-value="01:13:26,579">
            <text:p>01:13:26,579</text:p>
          </table:table-cell>
          <table:table-cell table:number-columns-repeated="2"/>
          <table:table-cell office:value-type="string">
            <text:p>Device 2 (EtherCAT (v2.10 only): Frame missed 10 times (frame no. 0)</text:p>
          </table:table-cell>
          <table:table-cell table:number-columns-repeated="3"/>
          <table:table-cell table:style-name="ce10"/>
        </table:table-row>
        <table:table-row table:style-name="ro2">
          <table:table-cell office:value-type="string">
            <text:p>Hint<text:tab/></text:p>
          </table:table-cell>
          <table:table-cell/>
          <table:table-cell office:value-type="string">
            <text:p>01:13:12</text:p>
          </table:table-cell>
          <table:table-cell office:value-type="float" office:value="640">
            <text:p>640</text:p>
          </table:table-cell>
          <table:table-cell table:formula="of:=CONCATENATE([.C13:.C13];IF([.D13]&gt;99;&quot;,&quot;;&quot;,0&quot;);[.D13:.D13])" office:value-type="string" office:string-value="01:13:12,640">
            <text:p>01:13:12,640</text:p>
          </table:table-cell>
          <table:table-cell table:formula="of:=[.E13]-[.E17]" office:value-type="time" office:time-value="PT00H00M05.313S">
            <text:p>00:00:05,313</text:p>
          </table:table-cell>
          <table:table-cell/>
          <table:table-cell office:value-type="string">
            <text:p>Drive 1 (AX5203-0000-0010) (1001) - Term 8 (EL3102) (1007)' Communication re-established</text:p>
          </table:table-cell>
          <table:table-cell table:number-columns-repeated="2"/>
          <table:table-cell office:value-type="string">
            <text:p>Minimum</text:p>
          </table:table-cell>
          <table:table-cell table:style-name="ce9" table:formula="of:=MIN([.F3:.F52])" office:value-type="time" office:time-value="PT00H00M04.149S">
            <text:p>00:00:04,149</text:p>
          </table:table-cell>
        </table:table-row>
        <table:table-row table:style-name="ro2">
          <table:table-cell office:value-type="string">
            <text:p>Hint<text:tab/></text:p>
          </table:table-cell>
          <table:table-cell/>
          <table:table-cell office:value-type="string">
            <text:p>01:13:12</text:p>
          </table:table-cell>
          <table:table-cell office:value-type="float" office:value="635">
            <text:p>635</text:p>
          </table:table-cell>
          <table:table-cell table:formula="of:=CONCATENATE([.C14:.C14];IF([.D14]&gt;99;&quot;,&quot;;&quot;,0&quot;);[.D14:.D14])" office:value-type="string" office:string-value="01:13:12,635">
            <text:p>01:13:12,635</text:p>
          </table:table-cell>
          <table:table-cell table:number-columns-repeated="2"/>
          <table:table-cell office:value-type="string">
            <text:p>Device 2 (EtherCAT (v2.10 only): Frame returned -&gt; force reinitialization!</text:p>
          </table:table-cell>
          <table:table-cell table:number-columns-repeated="2"/>
          <table:table-cell office:value-type="string">
            <text:p>Maksimum</text:p>
          </table:table-cell>
          <table:table-cell table:style-name="ce8" table:formula="of:=MAX([.F3:.F52])" office:value-type="time" office:time-value="PT00H00M05.455S">
            <text:p>00:00:05,455</text:p>
          </table:table-cell>
        </table:table-row>
        <table:table-row table:style-name="ro2">
          <table:table-cell office:value-type="string">
            <text:p>Hint<text:tab/>TCIO</text:p>
          </table:table-cell>
          <table:table-cell/>
          <table:table-cell office:value-type="string">
            <text:p>01:13:12</text:p>
          </table:table-cell>
          <table:table-cell office:value-type="float" office:value="629">
            <text:p>629</text:p>
          </table:table-cell>
          <table:table-cell table:formula="of:=CONCATENATE([.C15:.C15];IF([.D15]&gt;99;&quot;,&quot;;&quot;,0&quot;);[.D15:.D15])" office:value-type="string" office:string-value="01:13:12,629">
            <text:p>01:13:12,629</text:p>
          </table:table-cell>
          <table:table-cell table:number-columns-repeated="2"/>
          <table:table-cell office:value-type="string">
            <text:p>Device 2 (EtherCAT (v2.10 only): Link detected (100 MBaud)</text:p>
          </table:table-cell>
          <table:table-cell table:number-columns-repeated="2"/>
          <table:table-cell office:value-type="string">
            <text:p>Wartość średnia</text:p>
          </table:table-cell>
          <table:table-cell table:style-name="ce8" table:formula="of:=AVERAGE([.F3:.F52])" office:value-type="time" office:time-value="PT00H00M04.7898S">
            <text:p>00:00:04,790</text:p>
          </table:table-cell>
        </table:table-row>
        <table:table-row table:style-name="ro2">
          <table:table-cell office:value-type="string">
            <text:p>Warning<text:tab/>TCIO</text:p>
          </table:table-cell>
          <table:table-cell/>
          <table:table-cell office:value-type="string">
            <text:p>01:13:08</text:p>
          </table:table-cell>
          <table:table-cell office:value-type="float" office:value="659">
            <text:p>659</text:p>
          </table:table-cell>
          <table:table-cell table:formula="of:=CONCATENATE([.C16:.C16];IF([.D16]&gt;99;&quot;,&quot;;&quot;,0&quot;);[.D16:.D16])" office:value-type="string" office:string-value="01:13:08,659">
            <text:p>01:13:08,659</text:p>
          </table:table-cell>
          <table:table-cell table:number-columns-repeated="2"/>
          <table:table-cell office:value-type="string">
            <text:p>Device 2 (EtherCAT (v2.10 only): Link lost</text:p>
          </table:table-cell>
          <table:table-cell table:number-columns-repeated="2"/>
          <table:table-cell table:style-name="ce1" office:value-type="string">
            <text:p>Odchylenie standardowe</text:p>
          </table:table-cell>
          <table:table-cell table:style-name="ce9" table:formula="of:=STDEV([.F3:.F52])" office:value-type="time" office:time-value="PT00H00M00.445614S">
            <text:p>00:00:00,446</text:p>
          </table:table-cell>
        </table:table-row>
        <table:table-row table:style-name="ro2">
          <table:table-cell office:value-type="string">
            <text:p>Warning<text:tab/></text:p>
          </table:table-cell>
          <table:table-cell/>
          <table:table-cell office:value-type="string">
            <text:p>01:13:07</text:p>
          </table:table-cell>
          <table:table-cell office:value-type="float" office:value="327">
            <text:p>327</text:p>
          </table:table-cell>
          <table:table-cell table:formula="of:=CONCATENATE([.C17:.C17];IF([.D17]&gt;99;&quot;,&quot;;&quot;,0&quot;);[.D17:.D17])" office:value-type="string" office:string-value="01:13:07,327">
            <text:p>01:13:07,327</text:p>
          </table:table-cell>
          <table:table-cell table:number-columns-repeated="2"/>
          <table:table-cell office:value-type="string">
            <text:p>Device 2 (EtherCAT (v2.10 only): Frame missed 10 times (frame no. 0)</text:p>
          </table:table-cell>
          <table:table-cell table:number-columns-repeated="2"/>
          <table:table-cell table:style-name="ce1" office:value-type="string">
            <text:p>Ilość próbek</text:p>
          </table:table-cell>
          <table:table-cell table:style-name="ce6" table:formula="of:=COUNTA([.F3:.F52])" office:value-type="float" office:value="10">
            <text:p>10</text:p>
          </table:table-cell>
        </table:table-row>
        <table:table-row table:style-name="ro2">
          <table:table-cell office:value-type="string">
            <text:p>Hint<text:tab/></text:p>
          </table:table-cell>
          <table:table-cell/>
          <table:table-cell office:value-type="string">
            <text:p>01:12:26</text:p>
          </table:table-cell>
          <table:table-cell office:value-type="float" office:value="718">
            <text:p>718</text:p>
          </table:table-cell>
          <table:table-cell table:formula="of:=CONCATENATE([.C18:.C18];IF([.D18]&gt;99;&quot;,&quot;;&quot;,0&quot;);[.D18:.D18])" office:value-type="string" office:string-value="01:12:26,718">
            <text:p>01:12:26,718</text:p>
          </table:table-cell>
          <table:table-cell table:formula="of:=[.E18]-[.E22]" office:value-type="time" office:time-value="PT00H00M05.455S">
            <text:p>00:00:05,455</text:p>
          </table:table-cell>
          <table:table-cell/>
          <table:table-cell office:value-type="string">
            <text:p>Drive 1 (AX5203-0000-0010) (1001) - Term 8 (EL3102) (1007)' Communication re-established</text:p>
          </table:table-cell>
          <table:table-cell table:number-columns-repeated="4"/>
        </table:table-row>
        <table:table-row table:style-name="ro2">
          <table:table-cell office:value-type="string">
            <text:p>Hint<text:tab/></text:p>
          </table:table-cell>
          <table:table-cell/>
          <table:table-cell office:value-type="string">
            <text:p>01:12:26</text:p>
          </table:table-cell>
          <table:table-cell office:value-type="float" office:value="713">
            <text:p>713</text:p>
          </table:table-cell>
          <table:table-cell table:formula="of:=CONCATENATE([.C19:.C19];IF([.D19]&gt;99;&quot;,&quot;;&quot;,0&quot;);[.D19:.D19])" office:value-type="string" office:string-value="01:12:26,713">
            <text:p>01:12:26,713</text:p>
          </table:table-cell>
          <table:table-cell table:number-columns-repeated="2"/>
          <table:table-cell office:value-type="string">
            <text:p>Device 2 (EtherCAT (v2.10 only): Frame returned -&gt; force reinitialization!</text:p>
          </table:table-cell>
          <table:table-cell table:number-columns-repeated="4"/>
        </table:table-row>
        <table:table-row table:style-name="ro2">
          <table:table-cell office:value-type="string">
            <text:p>Hint<text:tab/>TCIO</text:p>
          </table:table-cell>
          <table:table-cell/>
          <table:table-cell office:value-type="string">
            <text:p>01:12:26</text:p>
          </table:table-cell>
          <table:table-cell office:value-type="float" office:value="701">
            <text:p>701</text:p>
          </table:table-cell>
          <table:table-cell table:formula="of:=CONCATENATE([.C20:.C20];IF([.D20]&gt;99;&quot;,&quot;;&quot;,0&quot;);[.D20:.D20])" office:value-type="string" office:string-value="01:12:26,701">
            <text:p>01:12:26,701</text:p>
          </table:table-cell>
          <table:table-cell table:number-columns-repeated="2"/>
          <table:table-cell office:value-type="string">
            <text:p>Device 2 (EtherCAT (v2.10 only): Link detected (100 MBaud)</text:p>
          </table:table-cell>
          <table:table-cell table:number-columns-repeated="4"/>
        </table:table-row>
        <table:table-row table:style-name="ro2">
          <table:table-cell office:value-type="string">
            <text:p>Warning<text:tab/>TCIO</text:p>
          </table:table-cell>
          <table:table-cell/>
          <table:table-cell office:value-type="string">
            <text:p>01:12:22</text:p>
          </table:table-cell>
          <table:table-cell office:value-type="float" office:value="632">
            <text:p>632</text:p>
          </table:table-cell>
          <table:table-cell table:formula="of:=CONCATENATE([.C21:.C21];IF([.D21]&gt;99;&quot;,&quot;;&quot;,0&quot;);[.D21:.D21])" office:value-type="string" office:string-value="01:12:22,632">
            <text:p>01:12:22,632</text:p>
          </table:table-cell>
          <table:table-cell table:number-columns-repeated="2"/>
          <table:table-cell office:value-type="string">
            <text:p>Device 2 (EtherCAT (v2.10 only): Link lost</text:p>
          </table:table-cell>
          <table:table-cell table:number-columns-repeated="4"/>
        </table:table-row>
        <table:table-row table:style-name="ro2">
          <table:table-cell office:value-type="string">
            <text:p>Warning<text:tab/></text:p>
          </table:table-cell>
          <table:table-cell/>
          <table:table-cell office:value-type="string">
            <text:p>01:12:21</text:p>
          </table:table-cell>
          <table:table-cell office:value-type="float" office:value="263">
            <text:p>263</text:p>
          </table:table-cell>
          <table:table-cell table:formula="of:=CONCATENATE([.C22:.C22];IF([.D22]&gt;99;&quot;,&quot;;&quot;,0&quot;);[.D22:.D22])" office:value-type="string" office:string-value="01:12:21,263">
            <text:p>01:12:21,263</text:p>
          </table:table-cell>
          <table:table-cell table:number-columns-repeated="2"/>
          <table:table-cell office:value-type="string">
            <text:p>Device 2 (EtherCAT (v2.10 only): Frame missed 10 times (frame no. 0)</text:p>
          </table:table-cell>
          <table:table-cell table:number-columns-repeated="4"/>
        </table:table-row>
        <table:table-row table:style-name="ro2">
          <table:table-cell office:value-type="string">
            <text:p>Hint<text:tab/></text:p>
          </table:table-cell>
          <table:table-cell/>
          <table:table-cell office:value-type="string">
            <text:p>01:11:52</text:p>
          </table:table-cell>
          <table:table-cell office:value-type="float" office:value="708">
            <text:p>708</text:p>
          </table:table-cell>
          <table:table-cell table:formula="of:=CONCATENATE([.C23:.C23];IF([.D23]&gt;99;&quot;,&quot;;&quot;,0&quot;);[.D23:.D23])" office:value-type="string" office:string-value="01:11:52,708">
            <text:p>01:11:52,708</text:p>
          </table:table-cell>
          <table:table-cell table:formula="of:=[.E23]-[.E27]" office:value-type="time" office:time-value="PT00H00M04.339S">
            <text:p>00:00:04,339</text:p>
          </table:table-cell>
          <table:table-cell/>
          <table:table-cell office:value-type="string">
            <text:p>Drive 1 (AX5203-0000-0010) (1001) - Term 8 (EL3102) (1007)' Communication re-established</text:p>
          </table:table-cell>
          <table:table-cell table:number-columns-repeated="4"/>
        </table:table-row>
        <table:table-row table:style-name="ro2">
          <table:table-cell office:value-type="string">
            <text:p>Hint<text:tab/></text:p>
          </table:table-cell>
          <table:table-cell/>
          <table:table-cell office:value-type="string">
            <text:p>01:11:52</text:p>
          </table:table-cell>
          <table:table-cell office:value-type="float" office:value="703">
            <text:p>703</text:p>
          </table:table-cell>
          <table:table-cell table:formula="of:=CONCATENATE([.C24:.C24];IF([.D24]&gt;99;&quot;,&quot;;&quot;,0&quot;);[.D24:.D24])" office:value-type="string" office:string-value="01:11:52,703">
            <text:p>01:11:52,703</text:p>
          </table:table-cell>
          <table:table-cell table:number-columns-repeated="2"/>
          <table:table-cell office:value-type="string">
            <text:p>Device 2 (EtherCAT (v2.10 only): Frame returned -&gt; force reinitialization!</text:p>
          </table:table-cell>
          <table:table-cell table:number-columns-repeated="4"/>
        </table:table-row>
        <table:table-row table:style-name="ro2">
          <table:table-cell office:value-type="string">
            <text:p>Hint<text:tab/>TCIO</text:p>
          </table:table-cell>
          <table:table-cell/>
          <table:table-cell office:value-type="string">
            <text:p>01:11:52</text:p>
          </table:table-cell>
          <table:table-cell office:value-type="float" office:value="690">
            <text:p>690</text:p>
          </table:table-cell>
          <table:table-cell table:formula="of:=CONCATENATE([.C25:.C25];IF([.D25]&gt;99;&quot;,&quot;;&quot;,0&quot;);[.D25:.D25])" office:value-type="string" office:string-value="01:11:52,690">
            <text:p>01:11:52,690</text:p>
          </table:table-cell>
          <table:table-cell table:number-columns-repeated="2"/>
          <table:table-cell office:value-type="string">
            <text:p>Device 2 (EtherCAT (v2.10 only): Link detected (100 MBaud)</text:p>
          </table:table-cell>
          <table:table-cell table:number-columns-repeated="4"/>
        </table:table-row>
        <table:table-row table:style-name="ro2">
          <table:table-cell office:value-type="string">
            <text:p>Warning<text:tab/>TCIO</text:p>
          </table:table-cell>
          <table:table-cell/>
          <table:table-cell office:value-type="string">
            <text:p>01:11:48</text:p>
          </table:table-cell>
          <table:table-cell office:value-type="float" office:value="719">
            <text:p>719</text:p>
          </table:table-cell>
          <table:table-cell table:formula="of:=CONCATENATE([.C26:.C26];IF([.D26]&gt;99;&quot;,&quot;;&quot;,0&quot;);[.D26:.D26])" office:value-type="string" office:string-value="01:11:48,719">
            <text:p>01:11:48,719</text:p>
          </table:table-cell>
          <table:table-cell table:number-columns-repeated="2"/>
          <table:table-cell office:value-type="string">
            <text:p>Device 2 (EtherCAT (v2.10 only): Link lost</text:p>
          </table:table-cell>
          <table:table-cell table:number-columns-repeated="4"/>
        </table:table-row>
        <table:table-row table:style-name="ro2">
          <table:table-cell office:value-type="string">
            <text:p>Warning<text:tab/></text:p>
          </table:table-cell>
          <table:table-cell/>
          <table:table-cell office:value-type="string">
            <text:p>01:11:48</text:p>
          </table:table-cell>
          <table:table-cell office:value-type="float" office:value="369">
            <text:p>369</text:p>
          </table:table-cell>
          <table:table-cell table:formula="of:=CONCATENATE([.C27:.C27];IF([.D27]&gt;99;&quot;,&quot;;&quot;,0&quot;);[.D27:.D27])" office:value-type="string" office:string-value="01:11:48,369">
            <text:p>01:11:48,369</text:p>
          </table:table-cell>
          <table:table-cell table:number-columns-repeated="2"/>
          <table:table-cell office:value-type="string">
            <text:p>Device 2 (EtherCAT (v2.10 only): Frame missed 10 times (frame no. 0)</text:p>
          </table:table-cell>
          <table:table-cell table:number-columns-repeated="4"/>
        </table:table-row>
        <table:table-row table:style-name="ro2">
          <table:table-cell office:value-type="string">
            <text:p>Hint<text:tab/></text:p>
          </table:table-cell>
          <table:table-cell/>
          <table:table-cell office:value-type="string">
            <text:p>14:51:37</text:p>
          </table:table-cell>
          <table:table-cell office:value-type="float" office:value="477">
            <text:p>477</text:p>
          </table:table-cell>
          <table:table-cell table:formula="of:=CONCATENATE([.C28:.C28];IF([.D28]&gt;99;&quot;,&quot;;&quot;,0&quot;);[.D28:.D28])" office:value-type="string" office:string-value="14:51:37,477">
            <text:p>14:51:37,477</text:p>
          </table:table-cell>
          <table:table-cell table:formula="of:=[.E28]-[.E32]" office:value-type="time" office:time-value="PT00H00M04.911S">
            <text:p>00:00:04,911</text:p>
          </table:table-cell>
          <table:table-cell/>
          <table:table-cell office:value-type="string">
            <text:p>Drive 1 (AX5203-0000-0010) (1001) - Term 8 (EL3102) (1007)' Communication re-established</text:p>
          </table:table-cell>
          <table:table-cell table:number-columns-repeated="4"/>
        </table:table-row>
        <table:table-row table:style-name="ro2">
          <table:table-cell office:value-type="string">
            <text:p>Hint<text:tab/></text:p>
          </table:table-cell>
          <table:table-cell/>
          <table:table-cell office:value-type="string">
            <text:p>14:51:37</text:p>
          </table:table-cell>
          <table:table-cell office:value-type="float" office:value="472">
            <text:p>472</text:p>
          </table:table-cell>
          <table:table-cell table:formula="of:=CONCATENATE([.C29:.C29];IF([.D29]&gt;99;&quot;,&quot;;&quot;,0&quot;);[.D29:.D29])" office:value-type="string" office:string-value="14:51:37,472">
            <text:p>14:51:37,472</text:p>
          </table:table-cell>
          <table:table-cell table:number-columns-repeated="2"/>
          <table:table-cell office:value-type="string">
            <text:p>Device 2 (EtherCAT (v2.10 only): Frame returned -&gt; force reinitialization!</text:p>
          </table:table-cell>
          <table:table-cell table:number-columns-repeated="4"/>
        </table:table-row>
        <table:table-row table:style-name="ro2">
          <table:table-cell office:value-type="string">
            <text:p>Hint<text:tab/>TCIO</text:p>
          </table:table-cell>
          <table:table-cell/>
          <table:table-cell office:value-type="string">
            <text:p>14:51:37</text:p>
          </table:table-cell>
          <table:table-cell office:value-type="float" office:value="466">
            <text:p>466</text:p>
          </table:table-cell>
          <table:table-cell table:formula="of:=CONCATENATE([.C30:.C30];IF([.D30]&gt;99;&quot;,&quot;;&quot;,0&quot;);[.D30:.D30])" office:value-type="string" office:string-value="14:51:37,466">
            <text:p>14:51:37,466</text:p>
          </table:table-cell>
          <table:table-cell table:number-columns-repeated="2"/>
          <table:table-cell office:value-type="string">
            <text:p>Device 2 (EtherCAT (v2.10 only): Link detected (100 MBaud)</text:p>
          </table:table-cell>
          <table:table-cell table:number-columns-repeated="4"/>
        </table:table-row>
        <table:table-row table:style-name="ro2">
          <table:table-cell office:value-type="string">
            <text:p>Warning<text:tab/>TCIO</text:p>
          </table:table-cell>
          <table:table-cell/>
          <table:table-cell office:value-type="string">
            <text:p>14:51:33</text:p>
          </table:table-cell>
          <table:table-cell office:value-type="float" office:value="429">
            <text:p>429</text:p>
          </table:table-cell>
          <table:table-cell table:formula="of:=CONCATENATE([.C31:.C31];IF([.D31]&gt;99;&quot;,&quot;;&quot;,0&quot;);[.D31:.D31])" office:value-type="string" office:string-value="14:51:33,429">
            <text:p>14:51:33,429</text:p>
          </table:table-cell>
          <table:table-cell table:number-columns-repeated="2"/>
          <table:table-cell office:value-type="string">
            <text:p>Device 2 (EtherCAT (v2.10 only): Link lost</text:p>
          </table:table-cell>
          <table:table-cell table:number-columns-repeated="4"/>
        </table:table-row>
        <table:table-row table:style-name="ro2">
          <table:table-cell office:value-type="string">
            <text:p>Warning<text:tab/></text:p>
          </table:table-cell>
          <table:table-cell/>
          <table:table-cell office:value-type="string">
            <text:p>14:51:32</text:p>
          </table:table-cell>
          <table:table-cell office:value-type="float" office:value="566">
            <text:p>566</text:p>
          </table:table-cell>
          <table:table-cell table:formula="of:=CONCATENATE([.C32:.C32];IF([.D32]&gt;99;&quot;,&quot;;&quot;,0&quot;);[.D32:.D32])" office:value-type="string" office:string-value="14:51:32,566">
            <text:p>14:51:32,566</text:p>
          </table:table-cell>
          <table:table-cell table:number-columns-repeated="2"/>
          <table:table-cell office:value-type="string">
            <text:p>Device 2 (EtherCAT (v2.10 only): Frame missed 10 times (frame no. 0)</text:p>
          </table:table-cell>
          <table:table-cell table:number-columns-repeated="4"/>
        </table:table-row>
        <table:table-row table:style-name="ro2">
          <table:table-cell office:value-type="string">
            <text:p>Hint<text:tab/></text:p>
          </table:table-cell>
          <table:table-cell/>
          <table:table-cell office:value-type="string">
            <text:p>14:51:23</text:p>
          </table:table-cell>
          <table:table-cell office:value-type="float" office:value="477">
            <text:p>477</text:p>
          </table:table-cell>
          <table:table-cell table:formula="of:=CONCATENATE([.C33:.C33];IF([.D33]&gt;99;&quot;,&quot;;&quot;,0&quot;);[.D33:.D33])" office:value-type="string" office:string-value="14:51:23,477">
            <text:p>14:51:23,477</text:p>
          </table:table-cell>
          <table:table-cell table:formula="of:=[.E33]-[.E37]" office:value-type="time" office:time-value="PT00H00M05.099S">
            <text:p>00:00:05,099</text:p>
          </table:table-cell>
          <table:table-cell/>
          <table:table-cell office:value-type="string">
            <text:p>Drive 1 (AX5203-0000-0010) (1001) - Term 8 (EL3102) (1007)' Communication re-established</text:p>
          </table:table-cell>
          <table:table-cell table:number-columns-repeated="4"/>
        </table:table-row>
        <table:table-row table:style-name="ro2">
          <table:table-cell office:value-type="string">
            <text:p>Hint<text:tab/></text:p>
          </table:table-cell>
          <table:table-cell/>
          <table:table-cell office:value-type="string">
            <text:p>14:51:23</text:p>
          </table:table-cell>
          <table:table-cell office:value-type="float" office:value="472">
            <text:p>472</text:p>
          </table:table-cell>
          <table:table-cell table:formula="of:=CONCATENATE([.C34:.C34];IF([.D34]&gt;99;&quot;,&quot;;&quot;,0&quot;);[.D34:.D34])" office:value-type="string" office:string-value="14:51:23,472">
            <text:p>14:51:23,472</text:p>
          </table:table-cell>
          <table:table-cell table:number-columns-repeated="2"/>
          <table:table-cell office:value-type="string">
            <text:p>Device 2 (EtherCAT (v2.10 only): Frame returned -&gt; force reinitialization!</text:p>
          </table:table-cell>
          <table:table-cell table:number-columns-repeated="4"/>
        </table:table-row>
        <table:table-row table:style-name="ro2">
          <table:table-cell office:value-type="string">
            <text:p>Hint<text:tab/>TCIO</text:p>
          </table:table-cell>
          <table:table-cell/>
          <table:table-cell office:value-type="string">
            <text:p>14:51:23</text:p>
          </table:table-cell>
          <table:table-cell office:value-type="float" office:value="466">
            <text:p>466</text:p>
          </table:table-cell>
          <table:table-cell table:formula="of:=CONCATENATE([.C35:.C35];IF([.D35]&gt;99;&quot;,&quot;;&quot;,0&quot;);[.D35:.D35])" office:value-type="string" office:string-value="14:51:23,466">
            <text:p>14:51:23,466</text:p>
          </table:table-cell>
          <table:table-cell table:number-columns-repeated="2"/>
          <table:table-cell office:value-type="string">
            <text:p>Device 2 (EtherCAT (v2.10 only): Link detected (100 MBaud)</text:p>
          </table:table-cell>
          <table:table-cell table:number-columns-repeated="4"/>
        </table:table-row>
        <table:table-row table:style-name="ro2">
          <table:table-cell office:value-type="string">
            <text:p>Warning<text:tab/>TCIO</text:p>
          </table:table-cell>
          <table:table-cell/>
          <table:table-cell office:value-type="string">
            <text:p>14:51:19</text:p>
          </table:table-cell>
          <table:table-cell office:value-type="float" office:value="493">
            <text:p>493</text:p>
          </table:table-cell>
          <table:table-cell table:formula="of:=CONCATENATE([.C36:.C36];IF([.D36]&gt;99;&quot;,&quot;;&quot;,0&quot;);[.D36:.D36])" office:value-type="string" office:string-value="14:51:19,493">
            <text:p>14:51:19,493</text:p>
          </table:table-cell>
          <table:table-cell table:number-columns-repeated="2"/>
          <table:table-cell office:value-type="string">
            <text:p>Device 2 (EtherCAT (v2.10 only): Link lost</text:p>
          </table:table-cell>
          <table:table-cell table:number-columns-repeated="4"/>
        </table:table-row>
        <table:table-row table:style-name="ro2">
          <table:table-cell office:value-type="string">
            <text:p>Warning<text:tab/></text:p>
          </table:table-cell>
          <table:table-cell/>
          <table:table-cell office:value-type="string">
            <text:p>14:51:18</text:p>
          </table:table-cell>
          <table:table-cell office:value-type="float" office:value="378">
            <text:p>378</text:p>
          </table:table-cell>
          <table:table-cell table:formula="of:=CONCATENATE([.C37:.C37];IF([.D37]&gt;99;&quot;,&quot;;&quot;,0&quot;);[.D37:.D37])" office:value-type="string" office:string-value="14:51:18,378">
            <text:p>14:51:18,378</text:p>
          </table:table-cell>
          <table:table-cell table:number-columns-repeated="2"/>
          <table:table-cell office:value-type="string">
            <text:p>Device 2 (EtherCAT (v2.10 only): Frame missed 10 times (frame no. 0)</text:p>
          </table:table-cell>
          <table:table-cell table:number-columns-repeated="4"/>
        </table:table-row>
        <table:table-row table:style-name="ro2">
          <table:table-cell office:value-type="string">
            <text:p>Hint<text:tab/></text:p>
          </table:table-cell>
          <table:table-cell/>
          <table:table-cell office:value-type="string">
            <text:p>14:51:07</text:p>
          </table:table-cell>
          <table:table-cell office:value-type="float" office:value="497">
            <text:p>497</text:p>
          </table:table-cell>
          <table:table-cell table:formula="of:=CONCATENATE([.C38:.C38];IF([.D38]&gt;99;&quot;,&quot;;&quot;,0&quot;);[.D38:.D38])" office:value-type="string" office:string-value="14:51:07,497">
            <text:p>14:51:07,497</text:p>
          </table:table-cell>
          <table:table-cell table:formula="of:=[.E38]-[.E42]" office:value-type="time" office:time-value="PT00H00M04.339S">
            <text:p>00:00:04,339</text:p>
          </table:table-cell>
          <table:table-cell/>
          <table:table-cell office:value-type="string">
            <text:p>Drive 1 (AX5203-0000-0010) (1001) - Term 8 (EL3102) (1007)' Communication re-established</text:p>
          </table:table-cell>
          <table:table-cell table:number-columns-repeated="4"/>
        </table:table-row>
        <table:table-row table:style-name="ro2">
          <table:table-cell office:value-type="string">
            <text:p>Hint<text:tab/></text:p>
          </table:table-cell>
          <table:table-cell/>
          <table:table-cell office:value-type="string">
            <text:p>14:51:07</text:p>
          </table:table-cell>
          <table:table-cell office:value-type="float" office:value="492">
            <text:p>492</text:p>
          </table:table-cell>
          <table:table-cell table:formula="of:=CONCATENATE([.C39:.C39];IF([.D39]&gt;99;&quot;,&quot;;&quot;,0&quot;);[.D39:.D39])" office:value-type="string" office:string-value="14:51:07,492">
            <text:p>14:51:07,492</text:p>
          </table:table-cell>
          <table:table-cell table:number-columns-repeated="2"/>
          <table:table-cell office:value-type="string">
            <text:p>Device 2 (EtherCAT (v2.10 only): Frame returned -&gt; force reinitialization!</text:p>
          </table:table-cell>
          <table:table-cell table:number-columns-repeated="4"/>
        </table:table-row>
        <table:table-row table:style-name="ro2">
          <table:table-cell office:value-type="string">
            <text:p>Hint<text:tab/>TCIO</text:p>
          </table:table-cell>
          <table:table-cell/>
          <table:table-cell office:value-type="string">
            <text:p>14:51:07</text:p>
          </table:table-cell>
          <table:table-cell office:value-type="float" office:value="482">
            <text:p>482</text:p>
          </table:table-cell>
          <table:table-cell table:formula="of:=CONCATENATE([.C40:.C40];IF([.D40]&gt;99;&quot;,&quot;;&quot;,0&quot;);[.D40:.D40])" office:value-type="string" office:string-value="14:51:07,482">
            <text:p>14:51:07,482</text:p>
          </table:table-cell>
          <table:table-cell table:number-columns-repeated="2"/>
          <table:table-cell office:value-type="string">
            <text:p>Device 2 (EtherCAT (v2.10 only): Link detected (100 MBaud)</text:p>
          </table:table-cell>
          <table:table-cell table:number-columns-repeated="4"/>
        </table:table-row>
        <table:table-row table:style-name="ro2">
          <table:table-cell office:value-type="string">
            <text:p>Warning<text:tab/>TCIO</text:p>
          </table:table-cell>
          <table:table-cell/>
          <table:table-cell office:value-type="string">
            <text:p>14:51:03</text:p>
          </table:table-cell>
          <table:table-cell office:value-type="float" office:value="514">
            <text:p>514</text:p>
          </table:table-cell>
          <table:table-cell table:formula="of:=CONCATENATE([.C41:.C41];IF([.D41]&gt;99;&quot;,&quot;;&quot;,0&quot;);[.D41:.D41])" office:value-type="string" office:string-value="14:51:03,514">
            <text:p>14:51:03,514</text:p>
          </table:table-cell>
          <table:table-cell table:number-columns-repeated="2"/>
          <table:table-cell office:value-type="string">
            <text:p>Device 2 (EtherCAT (v2.10 only): Link lost</text:p>
          </table:table-cell>
          <table:table-cell table:number-columns-repeated="4"/>
        </table:table-row>
        <table:table-row table:style-name="ro2">
          <table:table-cell office:value-type="string">
            <text:p>Warning<text:tab/></text:p>
          </table:table-cell>
          <table:table-cell/>
          <table:table-cell office:value-type="string">
            <text:p>14:51:03</text:p>
          </table:table-cell>
          <table:table-cell office:value-type="float" office:value="158">
            <text:p>158</text:p>
          </table:table-cell>
          <table:table-cell table:formula="of:=CONCATENATE([.C42:.C42];IF([.D42]&gt;99;&quot;,&quot;;&quot;,0&quot;);[.D42:.D42])" office:value-type="string" office:string-value="14:51:03,158">
            <text:p>14:51:03,158</text:p>
          </table:table-cell>
          <table:table-cell table:number-columns-repeated="2"/>
          <table:table-cell office:value-type="string">
            <text:p>Device 2 (EtherCAT (v2.10 only): Frame missed 10 times (frame no. 0)</text:p>
          </table:table-cell>
          <table:table-cell table:number-columns-repeated="4"/>
        </table:table-row>
        <table:table-row table:style-name="ro2">
          <table:table-cell office:value-type="string">
            <text:p>Hint<text:tab/></text:p>
          </table:table-cell>
          <table:table-cell/>
          <table:table-cell office:value-type="string">
            <text:p>01:27:56</text:p>
          </table:table-cell>
          <table:table-cell office:value-type="float" office:value="788">
            <text:p>788</text:p>
          </table:table-cell>
          <table:table-cell table:formula="of:=CONCATENATE([.C43:.C43];IF([.D43]&gt;99;&quot;,&quot;;&quot;,0&quot;);[.D43:.D43])" office:value-type="string" office:string-value="01:27:56,788">
            <text:p>01:27:56,788</text:p>
          </table:table-cell>
          <table:table-cell table:formula="of:=[.E43]-[.E47]" office:value-type="time" office:time-value="PT00H00M04.967S">
            <text:p>00:00:04,967</text:p>
          </table:table-cell>
          <table:table-cell/>
          <table:table-cell office:value-type="string">
            <text:p>Drive 1 (AX5203-0000-0010) (1001) - Term 8 (EL3102) (1007)' Communication re-established</text:p>
          </table:table-cell>
          <table:table-cell table:number-columns-repeated="4"/>
        </table:table-row>
        <table:table-row table:style-name="ro2">
          <table:table-cell office:value-type="string">
            <text:p>Hint<text:tab/></text:p>
          </table:table-cell>
          <table:table-cell/>
          <table:table-cell office:value-type="string">
            <text:p>01:27:56</text:p>
          </table:table-cell>
          <table:table-cell office:value-type="float" office:value="783">
            <text:p>783</text:p>
          </table:table-cell>
          <table:table-cell table:formula="of:=CONCATENATE([.C44:.C44];IF([.D44]&gt;99;&quot;,&quot;;&quot;,0&quot;);[.D44:.D44])" office:value-type="string" office:string-value="01:27:56,783">
            <text:p>01:27:56,783</text:p>
          </table:table-cell>
          <table:table-cell table:number-columns-repeated="2"/>
          <table:table-cell office:value-type="string">
            <text:p>Device 2 (EtherCAT (v2.10 only): Frame returned -&gt; force reinitialization!</text:p>
          </table:table-cell>
          <table:table-cell table:number-columns-repeated="4"/>
        </table:table-row>
        <table:table-row table:style-name="ro2">
          <table:table-cell office:value-type="string">
            <text:p>Hint<text:tab/>TCIO</text:p>
          </table:table-cell>
          <table:table-cell/>
          <table:table-cell office:value-type="string">
            <text:p>01:27:56</text:p>
          </table:table-cell>
          <table:table-cell office:value-type="float" office:value="771">
            <text:p>771</text:p>
          </table:table-cell>
          <table:table-cell table:formula="of:=CONCATENATE([.C45:.C45];IF([.D45]&gt;99;&quot;,&quot;;&quot;,0&quot;);[.D45:.D45])" office:value-type="string" office:string-value="01:27:56,771">
            <text:p>01:27:56,771</text:p>
          </table:table-cell>
          <table:table-cell table:number-columns-repeated="2"/>
          <table:table-cell office:value-type="string">
            <text:p>Device 2 (EtherCAT (v2.10 only): Link detected (100 MBaud)</text:p>
          </table:table-cell>
          <table:table-cell table:number-columns-repeated="4"/>
        </table:table-row>
        <table:table-row table:style-name="ro2">
          <table:table-cell office:value-type="string">
            <text:p>Warning<text:tab/>TCIO</text:p>
          </table:table-cell>
          <table:table-cell/>
          <table:table-cell office:value-type="string">
            <text:p>01:27:52</text:p>
          </table:table-cell>
          <table:table-cell office:value-type="float" office:value="651">
            <text:p>651</text:p>
          </table:table-cell>
          <table:table-cell table:formula="of:=CONCATENATE([.C46:.C46];IF([.D46]&gt;99;&quot;,&quot;;&quot;,0&quot;);[.D46:.D46])" office:value-type="string" office:string-value="01:27:52,651">
            <text:p>01:27:52,651</text:p>
          </table:table-cell>
          <table:table-cell table:number-columns-repeated="2"/>
          <table:table-cell office:value-type="string">
            <text:p>Device 2 (EtherCAT (v2.10 only): Link lost</text:p>
          </table:table-cell>
          <table:table-cell table:number-columns-repeated="4"/>
        </table:table-row>
        <table:table-row table:style-name="ro2">
          <table:table-cell office:value-type="string">
            <text:p>Warning<text:tab/></text:p>
          </table:table-cell>
          <table:table-cell/>
          <table:table-cell office:value-type="string">
            <text:p>01:27:51</text:p>
          </table:table-cell>
          <table:table-cell office:value-type="float" office:value="821">
            <text:p>821</text:p>
          </table:table-cell>
          <table:table-cell table:formula="of:=CONCATENATE([.C47:.C47];IF([.D47]&gt;99;&quot;,&quot;;&quot;,0&quot;);[.D47:.D47])" office:value-type="string" office:string-value="01:27:51,821">
            <text:p>01:27:51,821</text:p>
          </table:table-cell>
          <table:table-cell table:number-columns-repeated="2"/>
          <table:table-cell office:value-type="string">
            <text:p>Device 2 (EtherCAT (v2.10 only): Frame missed 10 times (frame no. 0)</text:p>
          </table:table-cell>
          <table:table-cell table:number-columns-repeated="4"/>
        </table:table-row>
        <table:table-row table:style-name="ro2">
          <table:table-cell office:value-type="string">
            <text:p>Hint<text:tab/></text:p>
          </table:table-cell>
          <table:table-cell/>
          <table:table-cell office:value-type="string">
            <text:p>01:27:36</text:p>
          </table:table-cell>
          <table:table-cell office:value-type="float" office:value="738">
            <text:p>738</text:p>
          </table:table-cell>
          <table:table-cell table:formula="of:=CONCATENATE([.C48:.C48];IF([.D48]&gt;99;&quot;,&quot;;&quot;,0&quot;);[.D48:.D48])" office:value-type="string" office:string-value="01:27:36,738">
            <text:p>01:27:36,738</text:p>
          </table:table-cell>
          <table:table-cell table:formula="of:=[.E48]-[.E52]" office:value-type="time" office:time-value="PT00H00M04.463S">
            <text:p>00:00:04,463</text:p>
          </table:table-cell>
          <table:table-cell/>
          <table:table-cell office:value-type="string">
            <text:p>Drive 1 (AX5203-0000-0010) (1001) - Term 8 (EL3102) (1007)' Communication re-established</text:p>
          </table:table-cell>
          <table:table-cell table:number-columns-repeated="4"/>
        </table:table-row>
        <table:table-row table:style-name="ro2">
          <table:table-cell office:value-type="string">
            <text:p>Hint<text:tab/></text:p>
          </table:table-cell>
          <table:table-cell/>
          <table:table-cell office:value-type="string">
            <text:p>01:27:36</text:p>
          </table:table-cell>
          <table:table-cell office:value-type="float" office:value="733">
            <text:p>733</text:p>
          </table:table-cell>
          <table:table-cell table:formula="of:=CONCATENATE([.C49:.C49];IF([.D49]&gt;99;&quot;,&quot;;&quot;,0&quot;);[.D49:.D49])" office:value-type="string" office:string-value="01:27:36,733">
            <text:p>01:27:36,733</text:p>
          </table:table-cell>
          <table:table-cell table:number-columns-repeated="2"/>
          <table:table-cell office:value-type="string">
            <text:p>Device 2 (EtherCAT (v2.10 only): Frame returned -&gt; force reinitialization!</text:p>
          </table:table-cell>
          <table:table-cell table:number-columns-repeated="4"/>
        </table:table-row>
        <table:table-row table:style-name="ro2">
          <table:table-cell office:value-type="string">
            <text:p>Hint<text:tab/>TCIO</text:p>
          </table:table-cell>
          <table:table-cell/>
          <table:table-cell office:value-type="string">
            <text:p>01:27:36</text:p>
          </table:table-cell>
          <table:table-cell office:value-type="float" office:value="721">
            <text:p>721</text:p>
          </table:table-cell>
          <table:table-cell table:formula="of:=CONCATENATE([.C50:.C50];IF([.D50]&gt;99;&quot;,&quot;;&quot;,0&quot;);[.D50:.D50])" office:value-type="string" office:string-value="01:27:36,721">
            <text:p>01:27:36,721</text:p>
          </table:table-cell>
          <table:table-cell table:number-columns-repeated="2"/>
          <table:table-cell office:value-type="string">
            <text:p>Device 2 (EtherCAT (v2.10 only): Link detected (100 MBaud)</text:p>
          </table:table-cell>
          <table:table-cell table:number-columns-repeated="4"/>
        </table:table-row>
        <table:table-row table:style-name="ro2">
          <table:table-cell office:value-type="string">
            <text:p>Warning<text:tab/>TCIO</text:p>
          </table:table-cell>
          <table:table-cell/>
          <table:table-cell office:value-type="string">
            <text:p>01:27:32</text:p>
          </table:table-cell>
          <table:table-cell office:value-type="float" office:value="641">
            <text:p>641</text:p>
          </table:table-cell>
          <table:table-cell table:formula="of:=CONCATENATE([.C51:.C51];IF([.D51]&gt;99;&quot;,&quot;;&quot;,0&quot;);[.D51:.D51])" office:value-type="string" office:string-value="01:27:32,641">
            <text:p>01:27:32,641</text:p>
          </table:table-cell>
          <table:table-cell table:number-columns-repeated="2"/>
          <table:table-cell office:value-type="string">
            <text:p>Device 2 (EtherCAT (v2.10 only): Link lost</text:p>
          </table:table-cell>
          <table:table-cell table:number-columns-repeated="4"/>
        </table:table-row>
        <table:table-row table:style-name="ro2">
          <table:table-cell office:value-type="string">
            <text:p>Warning<text:tab/></text:p>
          </table:table-cell>
          <table:table-cell/>
          <table:table-cell office:value-type="string">
            <text:p>01:27:32</text:p>
          </table:table-cell>
          <table:table-cell office:value-type="float" office:value="275">
            <text:p>275</text:p>
          </table:table-cell>
          <table:table-cell table:formula="of:=CONCATENATE([.C52:.C52];IF([.D52]&gt;99;&quot;,&quot;;&quot;,0&quot;);[.D52:.D52])" office:value-type="string" office:string-value="01:27:32,275">
            <text:p>01:27:32,275</text:p>
          </table:table-cell>
          <table:table-cell table:number-columns-repeated="2"/>
          <table:table-cell office:value-type="string">
            <text:p>Device 2 (EtherCAT (v2.10 only): Frame missed 10 times (frame no. 0)</text:p>
          </table:table-cell>
          <table:table-cell table:number-columns-repeated="4"/>
        </table:table-row>
      </table:table>
      <table:table table:name="Problemy" table:style-name="ta1" table:print="false">
        <table:table-column table:style-name="co1" table:number-columns-repeated="4" table:default-cell-style-name="Default"/>
        <table:table-row table:style-name="ro2" table:number-rows-repeated="12">
          <table:table-cell table:number-columns-repeated="4"/>
        </table:table-row>
        <table:table-row table:style-name="ro2">
          <table:table-cell office:value-type="string">
            <text:p>Type</text:p>
          </table:table-cell>
          <table:table-cell office:value-type="string">
            <text:p>Server (Port)</text:p>
          </table:table-cell>
          <table:table-cell office:value-type="string">
            <text:p>Timestamp</text:p>
          </table:table-cell>
          <table:table-cell office:value-type="string">
            <text:p>Message</text:p>
          </table:table-cell>
        </table:table-row>
        <table:table-row table:style-name="ro2">
          <table:table-cell office:value-type="string">
            <text:p>Hint</text:p>
          </table:table-cell>
          <table:table-cell table:style-name="ce2" office:value-type="string">
            <text:p><text:s/>(65535)</text:p>
          </table:table-cell>
          <table:table-cell office:value-type="string">
            <text:p>2013-09-10 01:26:35 551 ms</text:p>
          </table:table-cell>
          <table:table-cell office:value-type="string">
            <text:p>Device 2 (EtherCAT (v2.10 only): Frame returned -&gt; force reinitialization!</text:p>
          </table:table-cell>
        </table:table-row>
        <table:table-row table:style-name="ro2">
          <table:table-cell office:value-type="string">
            <text:p>Hint</text:p>
          </table:table-cell>
          <table:table-cell office:value-type="string">
            <text:p>TCIO (300)</text:p>
          </table:table-cell>
          <table:table-cell office:value-type="string">
            <text:p>2013-09-10 01:26:35 543 ms</text:p>
          </table:table-cell>
          <table:table-cell office:value-type="string">
            <text:p>Device 2 (EtherCAT (v2.10 only): Link detected (100 MBaud)</text:p>
          </table:table-cell>
        </table:table-row>
        <table:table-row table:style-name="ro2">
          <table:table-cell office:value-type="string">
            <text:p>Warning</text:p>
          </table:table-cell>
          <table:table-cell office:value-type="string">
            <text:p>TCIO (300)</text:p>
          </table:table-cell>
          <table:table-cell office:value-type="string">
            <text:p>2013-09-10 01:26:31 575 ms</text:p>
          </table:table-cell>
          <table:table-cell office:value-type="string">
            <text:p>Device 2 (EtherCAT (v2.10 only): Link lost</text:p>
          </table:table-cell>
        </table:table-row>
        <table:table-row table:style-name="ro2">
          <table:table-cell office:value-type="string">
            <text:p>Error</text:p>
          </table:table-cell>
          <table:table-cell table:style-name="ce2" office:value-type="string">
            <text:p><text:s/>(65535)</text:p>
          </table:table-cell>
          <table:table-cell office:value-type="string">
            <text:p>2013-09-10 01:25:49 560 ms</text:p>
          </table:table-cell>
          <table:table-cell office:value-type="string">
            <text:p>Device 2 (EtherCAT (v2.10 only)': 'INIT to PREOP' failed! Error: 'read slave count'. Communication Error '0x707 (1799)'.</text:p>
          </table:table-cell>
        </table:table-row>
        <table:table-row table:style-name="ro2">
          <table:table-cell office:value-type="string">
            <text:p>Hint</text:p>
          </table:table-cell>
          <table:table-cell table:style-name="ce2" office:value-type="string">
            <text:p><text:s/>(65535)</text:p>
          </table:table-cell>
          <table:table-cell office:value-type="string">
            <text:p>2013-09-10 01:25:49 504 ms</text:p>
          </table:table-cell>
          <table:table-cell office:value-type="string">
            <text:p>Drive 1 (AX5203-0000-0010) (1001) - Term 8 (EL3102) (1007)' Communication re-established</text:p>
          </table:table-cell>
        </table:table-row>
        <table:table-row table:style-name="ro2">
          <table:table-cell office:value-type="string">
            <text:p>Hint</text:p>
          </table:table-cell>
          <table:table-cell table:style-name="ce2" office:value-type="string">
            <text:p><text:s/>(65535)</text:p>
          </table:table-cell>
          <table:table-cell office:value-type="string">
            <text:p>2013-09-10 01:25:49 499 ms</text:p>
          </table:table-cell>
          <table:table-cell office:value-type="string">
            <text:p>Device 2 (EtherCAT (v2.10 only): Frame returned -&gt; force reinitialization!</text:p>
          </table:table-cell>
        </table:table-row>
        <table:table-row table:style-name="ro2">
          <table:table-cell office:value-type="string">
            <text:p>Warning</text:p>
          </table:table-cell>
          <table:table-cell table:style-name="ce2" office:value-type="string">
            <text:p><text:s/>(65535)</text:p>
          </table:table-cell>
          <table:table-cell office:value-type="string">
            <text:p>2013-09-10 01:25:49 51 ms</text:p>
          </table:table-cell>
          <table:table-cell office:value-type="string">
            <text:p>Device 2 (EtherCAT (v2.10 only): Frame missed 10 times (frame no. 0)</text:p>
          </table:table-cell>
        </table:table-row>
      </table:table>
      <table:table table:name="Arkusz4" table:style-name="ta1" table:print="false">
        <table:table-column table:style-name="co1" table:default-cell-style-name="Default"/>
        <table:table-column table:style-name="co1" table:default-cell-style-name="ce2"/>
        <table:table-column table:style-name="co16" table:default-cell-style-name="Default"/>
        <table:table-column table:style-name="co17" table:default-cell-style-name="Default"/>
        <table:table-column table:style-name="co1" table:number-columns-repeated="2" table:default-cell-style-name="Default"/>
        <table:table-column table:style-name="co18" table:default-cell-style-name="Default"/>
        <table:table-column table:style-name="co1" table:default-cell-style-name="ce2"/>
        <table:table-column table:style-name="co19" table:default-cell-style-name="ce2"/>
        <table:table-column table:style-name="co20" table:default-cell-style-name="Default"/>
        <table:table-column table:style-name="co1" table:default-cell-style-name="Default"/>
        <table:table-column table:style-name="co21" table:default-cell-style-name="Default"/>
        <table:table-column table:style-name="co1" table:number-columns-repeated="5" table:default-cell-style-name="Default"/>
        <table:table-row table:style-name="ro2">
          <table:table-cell office:value-type="string">
            <text:p>Hint</text:p>
          </table:table-cell>
          <table:table-cell office:value-type="string">
            <text:p><text:s/>(65535)</text:p>
          </table:table-cell>
          <table:table-cell office:value-type="string">
            <text:p>2013-09-13 01:27:56 788 ms</text:p>
          </table:table-cell>
          <table:table-cell table:number-columns-repeated="10"/>
          <table:table-cell table:style-name="ce2"/>
          <table:table-cell table:number-columns-repeated="2"/>
          <table:table-cell table:style-name="ce2"/>
        </table:table-row>
        <table:table-row table:style-name="ro2">
          <table:table-cell office:value-type="string">
            <text:p>Hint</text:p>
          </table:table-cell>
          <table:table-cell office:value-type="string">
            <text:p><text:s/>(65535)</text:p>
          </table:table-cell>
          <table:table-cell office:value-type="string">
            <text:p>2013-09-13 01:27:56 783 ms</text:p>
          </table:table-cell>
          <table:table-cell table:number-columns-repeated="14"/>
        </table:table-row>
        <table:table-row table:style-name="ro2">
          <table:table-cell office:value-type="string">
            <text:p>Hint</text:p>
          </table:table-cell>
          <table:table-cell office:value-type="string">
            <text:p>TCIO (300)</text:p>
          </table:table-cell>
          <table:table-cell office:value-type="string">
            <text:p>2013-09-13 01:27:56 771 ms</text:p>
          </table:table-cell>
          <table:table-cell table:number-columns-repeated="14"/>
        </table:table-row>
        <table:table-row table:style-name="ro2">
          <table:table-cell office:value-type="string">
            <text:p>Warning</text:p>
          </table:table-cell>
          <table:table-cell office:value-type="string">
            <text:p>TCIO (300)</text:p>
          </table:table-cell>
          <table:table-cell office:value-type="string">
            <text:p>2013-09-13 01:27:52 651 ms</text:p>
          </table:table-cell>
          <table:table-cell table:number-columns-repeated="14"/>
        </table:table-row>
        <table:table-row table:style-name="ro2">
          <table:table-cell office:value-type="string">
            <text:p>Warning</text:p>
          </table:table-cell>
          <table:table-cell office:value-type="string">
            <text:p><text:s/>(65535)</text:p>
          </table:table-cell>
          <table:table-cell office:value-type="string">
            <text:p>2013-09-13 01:27:51 821 ms</text:p>
          </table:table-cell>
          <table:table-cell table:number-columns-repeated="14"/>
        </table:table-row>
        <table:table-row table:style-name="ro2">
          <table:table-cell office:value-type="string">
            <text:p>Hint</text:p>
          </table:table-cell>
          <table:table-cell office:value-type="string">
            <text:p><text:s/>(65535)</text:p>
          </table:table-cell>
          <table:table-cell office:value-type="string">
            <text:p>2013-09-13 01:27:36 738 ms</text:p>
          </table:table-cell>
          <table:table-cell table:number-columns-repeated="10"/>
          <table:table-cell table:style-name="ce2"/>
          <table:table-cell table:number-columns-repeated="3"/>
        </table:table-row>
        <table:table-row table:style-name="ro2">
          <table:table-cell office:value-type="string">
            <text:p>Hint</text:p>
          </table:table-cell>
          <table:table-cell office:value-type="string">
            <text:p><text:s/>(65535)</text:p>
          </table:table-cell>
          <table:table-cell office:value-type="string">
            <text:p>2013-09-13 01:27:36 733 ms</text:p>
          </table:table-cell>
          <table:table-cell table:number-columns-repeated="14"/>
        </table:table-row>
        <table:table-row table:style-name="ro2">
          <table:table-cell office:value-type="string">
            <text:p>Hint</text:p>
          </table:table-cell>
          <table:table-cell office:value-type="string">
            <text:p>TCIO (300)</text:p>
          </table:table-cell>
          <table:table-cell office:value-type="string">
            <text:p>2013-09-13 01:27:36 721 ms</text:p>
          </table:table-cell>
          <table:table-cell table:number-columns-repeated="13"/>
          <table:table-cell table:style-name="ce2"/>
        </table:table-row>
        <table:table-row table:style-name="ro2">
          <table:table-cell office:value-type="string">
            <text:p>Warning</text:p>
          </table:table-cell>
          <table:table-cell office:value-type="string">
            <text:p>TCIO (300)</text:p>
          </table:table-cell>
          <table:table-cell office:value-type="string">
            <text:p>2013-09-13 01:27:32 641 ms</text:p>
          </table:table-cell>
          <table:table-cell table:number-columns-repeated="14"/>
        </table:table-row>
        <table:table-row table:style-name="ro2">
          <table:table-cell office:value-type="string">
            <text:p>Warning</text:p>
          </table:table-cell>
          <table:table-cell office:value-type="string">
            <text:p><text:s/>(65535)</text:p>
          </table:table-cell>
          <table:table-cell office:value-type="string">
            <text:p>2013-09-13 01:27:32 275 ms</text:p>
          </table:table-cell>
          <table:table-cell table:number-columns-repeated="14"/>
        </table:table-row>
        <table:table-row table:style-name="ro2">
          <table:table-cell table:number-columns-repeated="13"/>
          <table:table-cell table:style-name="ce2"/>
          <table:table-cell table:number-columns-repeated="3"/>
        </table:table-row>
        <table:table-row table:style-name="ro2" table:number-rows-repeated="3">
          <table:table-cell table:number-columns-repeated="17"/>
        </table:table-row>
        <table:table-row table:style-name="ro2">
          <table:table-cell table:number-columns-repeated="16"/>
          <table:table-cell table:style-name="ce2"/>
        </table:table-row>
        <table:table-row table:style-name="ro2">
          <table:table-cell table:number-columns-repeated="2"/>
          <table:table-cell table:style-name="ce2"/>
          <table:table-cell table:number-columns-repeated="10"/>
          <table:table-cell table:style-name="ce2"/>
          <table:table-cell table:number-columns-repeated="3"/>
        </table:table-row>
        <table:table-row table:style-name="ro2" table:number-rows-repeated="4">
          <table:table-cell table:number-columns-repeated="2"/>
          <table:table-cell table:style-name="ce2"/>
          <table:table-cell table:number-columns-repeated="14"/>
        </table:table-row>
        <table:table-row table:style-name="ro2">
          <table:table-cell table:number-columns-repeated="2"/>
          <table:table-cell table:style-name="ce2"/>
          <table:table-cell table:number-columns-repeated="10"/>
          <table:table-cell table:style-name="ce2"/>
          <table:table-cell table:number-columns-repeated="3"/>
        </table:table-row>
        <table:table-row table:style-name="ro2">
          <table:table-cell table:number-columns-repeated="2"/>
          <table:table-cell table:style-name="ce2"/>
          <table:table-cell table:number-columns-repeated="4"/>
          <table:table-cell table:style-name="Default"/>
          <table:table-cell table:number-columns-repeated="2"/>
          <table:table-cell table:style-name="ce2"/>
          <table:table-cell table:number-columns-repeated="6"/>
        </table:table-row>
        <table:table-row table:style-name="ro2" table:number-rows-repeated="2">
          <table:table-cell/>
          <table:table-cell table:style-name="Default"/>
          <table:table-cell table:number-columns-repeated="5"/>
          <table:table-cell table:style-name="Default"/>
          <table:table-cell table:number-columns-repeated="9"/>
        </table:table-row>
        <table:table-row table:style-name="ro2">
          <table:table-cell table:number-columns-repeated="7"/>
          <table:table-cell table:style-name="Default"/>
          <table:table-cell table:number-columns-repeated="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number:date-style style:name="N109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 number:decimal-places="3"/>
    </number:date-style>
    <number:date-style style:name="N110">
      <number:year number:style="long"/>
      <number:text>-</number:text>
      <number:month number:style="long"/>
      <number:text>-</number:text>
      <number:day number:style="long"/>
      <number:text>,</number:text>
      <number:hours number:style="long"/>
      <number:text>:</number:text>
      <number:minutes number:style="long"/>
      <number:text>:</number:text>
      <number:seconds number:style="long" number:decimal-places="3"/>
    </number:date-style>
    <number:time-style style:name="N111">
      <number:hours number:style="long"/>
      <number:text>:</number:text>
      <number:minutes number:style="long"/>
      <number:text>:</number:text>
      <number:seconds number:style="long" number:decimal-places="3"/>
    </number:time-style>
    <number:number-style style:name="N112">
      <number:number number:decimal-places="0" number:min-integer-digits="3"/>
    </number:number-style>
    <number:number-style style:name="N113">
      <number:number number:decimal-places="3" number:min-integer-digits="3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13">13.09.2013</text:date>, <text:time>18:48:38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uzydamian </meta:initial-creator>
    <meta:creation-date>2013-09-10T00:14:39</meta:creation-date>
    <dc:date>2013-09-13T18:48:38</dc:date>
    <dc:creator>duzydamian </dc:creator>
    <meta:editing-duration>PT07H33M45S</meta:editing-duration>
    <meta:editing-cycles>57</meta:editing-cycles>
    <meta:generator>OpenOffice.org/3.2$Unix OpenOffice.org_project/320m19$Build-9505</meta:generator>
    <meta:document-statistic meta:table-count="5" meta:cell-count="878" meta:object-count="0"/>
  </office:meta>
</office:document-meta>
</file>